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0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9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0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2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1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8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5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6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7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0-4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9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3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7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5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1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4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9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5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2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2" style:parent-style-name="휴먼명조_12_">
      <style:paragraph-properties fo:text-align="justify" fo:text-indent="-20pt" fo:margin-left="42.52pt" fo:margin-right="0pt" fo:margin-top="0pt" fo:margin-bottom="0pt"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  </text:span><text:span text:style-name="p1-1-2">철   도   법   </text:span><text:span text:style-name="p1-1-3">]</text:span></text:p>
      <text:p text:style-name="Paragraph-2"/>
      <text:p text:style-name="Paragraph-3"/>
      <text:p text:style-name="바탕글"><text:span text:style-name="p4-1-1"> 1. 철도법은 무엇을 증진함을 목적으로 하는가</text:span><text:span text:style-name="p4-1-2">？</text:span></text:p>
      <text:p text:style-name="바탕글"><text:span text:style-name="p5-1-1"> 가. 철도의 건설                   나. 교통원활</text:span></text:p>
      <text:p text:style-name="바탕글"><text:span text:style-name="p6-1-1"> 다. 공공의 복리                   라. 도시교통</text:span></text:p>
      <text:p text:style-name="바탕글"/>
      <text:p text:style-name="바탕글"><text:span text:style-name="p8-1-1"> 2. 다음은 철도법에 관한 설명이다. 틀린것은</text:span><text:span text:style-name="p8-1-2">？</text:span></text:p>
      <text:p text:style-name="바탕글"><text:span text:style-name="p9-1-1"> 가. 철도라 함은 철의궤도를 부설하고 차량을 운전하여 여객과 화물을</text:span></text:p>
      <text:p text:style-name="바탕글"><text:span text:style-name="p10-1-1">     운송하기 위하여 필요한 설비를 말한다.</text:span></text:p>
      <text:p text:style-name="바탕글"><text:span text:style-name="p11-1-1"> 나. 철도직원 이라 함은 여객과 접촉하여 수송사업에 종사하는 자를 말한다</text:span></text:p>
      <text:p text:style-name="바탕글"><text:span text:style-name="p12-1-1"> 다. 철도의 건설,차량기구의 구조 및 운전에 관하여는 건설교통부령이 정하는 바에 의한다</text:span></text:p>
      <text:p text:style-name="바탕글"><text:span text:style-name="p13-1-1"> 라. 철도의 운송에 관하여는 철도법에서 정한것을 제외하고 대통령령이 정하는 바에 의한다</text:span></text:p>
      <text:p text:style-name="바탕글"/>
      <text:p text:style-name="바탕글"><text:span text:style-name="p15-1-1"> 3. 철도법에서 말하는 철도직원은 다음과 같은 자를 말한다. 이중 틀린것은 어느것인가</text:span><text:span text:style-name="p15-1-2">？</text:span></text:p>
      <text:p text:style-name="바탕글"><text:span text:style-name="p16-1-1"> 가. 여객과 공중을 상대로 하여 운송에 종사하는자</text:span></text:p>
      <text:p text:style-name="바탕글"><text:span text:style-name="p17-1-1"> 나. 여객과 접촉하여 수송사업에 종사하는자</text:span></text:p>
      <text:p text:style-name="바탕글"><text:span text:style-name="p18-1-1"> 다. 철도내부에서 운전과 수송작업에 종사하는자</text:span></text:p>
      <text:p text:style-name="바탕글"><text:span text:style-name="p19-1-1"> 라. 선로와 차량 기타 물적설비의 유지,수선작업에 종사하는자</text:span></text:p>
      <text:p text:style-name="바탕글"/>
      <text:p text:style-name="바탕글"><text:span text:style-name="p21-1-1"> 4. 철도에 건설에 관하여는 무엇으로 규정 하는가</text:span><text:span text:style-name="p21-1-2">？</text:span></text:p>
      <text:p text:style-name="바탕글"><text:span text:style-name="p22-1-1"> 가. 대통령령       나. 건설교통부령</text:span></text:p>
      <text:p text:style-name="바탕글"><text:span text:style-name="p23-1-1"> 다. 법 률          라. 조 례</text:span></text:p>
      <text:p text:style-name="바탕글"/>
      <text:p text:style-name="바탕글"><text:span text:style-name="p25-1-1"> 5. 철도의 운송은 다음 법령에 의해 규제된다. 틀린것은</text:span><text:span text:style-name="p25-1-2">？</text:span></text:p>
      <text:p text:style-name="바탕글"><text:span text:style-name="p26-1-1"> 가. 철 도 법          나. 철도운송규정</text:span></text:p>
      <text:p text:style-name="바탕글"><text:span text:style-name="p27-1-1"> 다. 대통령령          라. 조 례</text:span></text:p>
      <text:p text:style-name="바탕글"/>
      <text:p text:style-name="바탕글"><text:span text:style-name="p29-1-1"> 6. 전용철도에 관한 설명이다. 틀린것은</text:span><text:span text:style-name="p29-1-2">？</text:span></text:p>
      <text:p text:style-name="바탕글"><text:span text:style-name="p30-1-1"> 가. 전용철도라 함은 영업을 목적으로 하지아니하고 특수목적을 수행하기 위하여 설비한 </text:span></text:p>
      <text:p text:style-name="바탕글"><text:span text:style-name="p31-1-1">     철도를 말한다</text:span></text:p>
      <text:p text:style-name="바탕글"><text:span text:style-name="p32-1-1"> 나. 전용철도의 경영은 대통령령이 정하는 바에 의하여 건설교통부장관의 면허를 얻어야 </text:span></text:p>
      <text:p text:style-name="바탕글"><text:span text:style-name="p33-1-1">     한다</text:span></text:p>
      <text:p text:style-name="바탕글"><text:span text:style-name="p34-1-1"> 다. 전용철도의 경영은 건설교통부령이 정하는 바에 의하여 건설교통부장관의 면허를 받아야  </text:span><text:span text:style-name="p34-2-1">     한다</text:span></text:p>
      <text:p text:style-name="바탕글"><text:span text:style-name="p35-1-1"> 라. 전용철도를 경영하고자 하는 자는 철도법 제 6조에 규정된 각호의 사항에 관하여 </text:span></text:p>
      <text:p text:style-name="바탕글"><text:span text:style-name="p36-1-1">     대통령령이 정하는 바에 의하여 건설교통부장관의 인가를 받아야 한다</text:span></text:p>
      <text:p text:style-name="바탕글"/>
      <text:p text:style-name="바탕글"/>
      <text:p text:style-name="바탕글"/>
      <text:p text:style-name="바탕글"><text:span text:style-name="p40-1-1"> 7. 사설철도를 경영하고자 하는 자는 다음사항에 관하여 대통령령이 정하는 바에 의하여 </text:span></text:p>
      <text:p text:style-name="바탕글"><text:span text:style-name="p41-1-1">    건설교통부장관의 인가를 받아야 한다. 인가사항이 아닌 것은</text:span><text:span text:style-name="p41-1-2">？</text:span></text:p>
      <text:p text:style-name="바탕글"><text:span text:style-name="p42-1-1">     (전용철도 경영 인가사항도 동일함)</text:span></text:p>
      <text:p text:style-name="바탕글"><text:span text:style-name="p43-1-1"> 가. 사업계획                  나. 철도의 건설.운전.보안</text:span></text:p>
      <text:p text:style-name="바탕글"><text:span text:style-name="p44-1-1"> 다. 철도의 운송 및 운임       라. 철도의 설비</text:span></text:p>
      <text:p text:style-name="바탕글"/>
      <text:p text:style-name="바탕글"><text:span text:style-name="p46-1-1"> 8. 운임,요금과 기타 운송조건은 관계역에 늦어도 그시행 몇일전에 고시하여야 하는가</text:span><text:span text:style-name="p46-1-2">？</text:span></text:p>
      <text:p text:style-name="바탕글"><text:span text:style-name="p47-1-1"> 가. 1주일     나. 2주일    다. 3주일     라. 1개월</text:span></text:p>
      <text:p text:style-name="바탕글"/>
      <text:p text:style-name="바탕글"><text:span text:style-name="p49-1-1"> 9. 다음은 철도직원의 직무상 지시에 관한 사항이다. 틀린것은</text:span><text:span text:style-name="p49-1-2">？</text:span></text:p>
      <text:p text:style-name="바탕글"><text:span text:style-name="p50-1-1"> 가. 여객은 철도직원의 직무상 지시에 따라야 한다</text:span></text:p>
      <text:p text:style-name="바탕글"><text:span text:style-name="p51-1-1"> 나. 공중은 철도직원의 직무상 지시에 따라야 한다</text:span></text:p>
      <text:p text:style-name="바탕글"><text:span text:style-name="p52-1-1"> 다. 직무상 지시에 불응한 자에 대해서는 구류 또는 과료에 처한다</text:span></text:p>
      <text:p text:style-name="바탕글"><text:span text:style-name="p53-1-1"> 라. 직무상 지시에 불응한 자에 대해서는 벌금에 처한다</text:span></text:p>
      <text:p text:style-name="바탕글"/>
      <text:p text:style-name="바탕글"><text:span text:style-name="p55-1-1">10. 철도법 중에서 부당취급에 대한 사항이다. 틀린것은</text:span><text:span text:style-name="p55-1-2">？</text:span></text:p>
      <text:p text:style-name="바탕글"><text:span text:style-name="p56-1-1"> 가. 철도경영자는 모든역에 신고부를 비치 하여야 한다</text:span></text:p>
      <text:p text:style-name="바탕글"><text:span text:style-name="p57-1-1"> 나. 여객,화물의 취급에 관하여 철도경영자에 부당한 조치가 있다고 인정하는 자는</text:span></text:p>
      <text:p text:style-name="바탕글"><text:span text:style-name="p58-1-1">     신고부에 그사실을 기재하여 이의를 할수있다</text:span></text:p>
      <text:p text:style-name="바탕글"><text:span text:style-name="p59-1-1"> 다. 철도경영자는 주요한 역에 신고부를 비치하여야 한다</text:span></text:p>
      <text:p text:style-name="바탕글"><text:span text:style-name="p60-1-1"> 라. 철도경영자는 주소,성명을 명시한 이의에 대하여는 지체없이 변명을 하고 필요한 조치를 </text:span></text:p>
      <text:p text:style-name="바탕글"><text:span text:style-name="p61-1-1">     하여야 한다</text:span></text:p>
      <text:p text:style-name="바탕글"/>
      <text:p text:style-name="바탕글"><text:span text:style-name="p63-1-1">11. 여객에 대한 운송의무에 대한 설명중 틀린것은</text:span><text:span text:style-name="p63-1-2">？</text:span></text:p>
      <text:p text:style-name="바탕글"><text:span text:style-name="p64-1-1"> 가. 철도경영자는 여객이 승차권을 소지하였을 때에는 여객의 승차를 거절할수 없다</text:span></text:p>
      <text:p text:style-name="바탕글"><text:span text:style-name="p65-1-1"> 나. 철도경영자는 여객이 철도운송에 관한 규정을 준수할 때는 여객의 승차를 거절할수 없다</text:span></text:p>
      <text:p text:style-name="바탕글"><text:span text:style-name="p66-1-1"> 다. 승차권에 관한 사항과 간병인이 없는 중병환자의 승차에 관하여는 대통령령이 정하는 </text:span></text:p>
      <text:p text:style-name="바탕글"><text:span text:style-name="p67-1-1">     바에 의한다</text:span></text:p>
      <text:p text:style-name="바탕글"><text:span text:style-name="p68-1-1"> 라. 전염병 환자에 관하여는 보건복지부령이 정하는 바에 의한다.</text:span></text:p>
      <text:p text:style-name="바탕글"/>
      <text:p text:style-name="바탕글"><text:span text:style-name="p70-1-1">12. 철도경영자는 그사업 운영상 필요하다고 인정하는경우 어떤법령이 정하는 바에 의하여 </text:span></text:p>
      <text:p text:style-name="바탕글"><text:span text:style-name="p71-1-1">    운임 및 요금을 감면 또는 할증 할수 있는가</text:span><text:span text:style-name="p71-1-2">？</text:span></text:p>
      <text:p text:style-name="바탕글"><text:span text:style-name="p72-1-1"> 가. 법 률                나. 대통령령(철도운송규정) </text:span></text:p>
      <text:p text:style-name="바탕글"><text:span text:style-name="p73-1-1"> 다. 건설교통부령         라. 조 례</text:span></text:p>
      <text:p text:style-name="바탕글"/>
      <text:p text:style-name="바탕글"/>
      <text:p text:style-name="바탕글"/>
      <text:p text:style-name="바탕글"/>
      <text:p text:style-name="바탕글"/>
      <text:p text:style-name="본문_신명조10_"><text:span text:style-name="p79-1-1">13. 승차권의 교환,운임의 반환에 관한 다음 기술중 틀린것은</text:span><text:span text:style-name="p79-1-2">？</text:span></text:p>
      <text:p text:style-name="바탕글"><text:span text:style-name="p80-1-1"> 가. 여객은 개표전에는 그 매수한 승차권을 그통용 기간내에 한하여 다른등급의 승차권과 </text:span></text:p>
      <text:p text:style-name="바탕글"><text:span text:style-name="p81-1-1">     교환하거나 그승차권을 반환하고 운임의 반환을 청구할수있다</text:span></text:p>
      <text:p text:style-name="바탕글"><text:span text:style-name="p82-1-1"> 나. 승차후에는 철도경영자가 따로 정하는 경우를 제외 하고는 여행을 중지하여도 운임의 </text:span></text:p>
      <text:p text:style-name="바탕글"><text:span text:style-name="p83-1-1">     반환을 청구할수없다</text:span></text:p>
      <text:p text:style-name="바탕글"><text:span text:style-name="p84-1-1"> 다. 승차권은 승차권에 표시된 운임을 초과하는 금액으로 전매하지 못하며 승차후에는 </text:span></text:p>
      <text:p text:style-name="바탕글"><text:span text:style-name="p85-1-1">     대통령령이 따로 정하는 경우를 제외하고는 여행을 중지하여도 운임의 반환을 청구할</text:span></text:p>
      <text:p text:style-name="바탕글"><text:span text:style-name="p86-1-1">     수 없다</text:span></text:p>
      <text:p text:style-name="바탕글"><text:span text:style-name="p87-1-1"> 라. 천재지변,기타 부득이한 사유로 인하여 열차의 운전을 중단한 때에는 철도경영자는 </text:span></text:p>
      <text:p text:style-name="바탕글"><text:span text:style-name="p88-1-1">     여객의 청구에 의하여 이미 지나온 구간에 상당하는 운임을 공제하고 그잔액을 반환</text:span></text:p>
      <text:p text:style-name="바탕글"><text:span text:style-name="p89-1-1">     하거나 출발역까지 무임으로 송환하고 그운임액을 반환하여야 한다</text:span></text:p>
      <text:p text:style-name="바탕글"/>
      <text:p text:style-name="바탕글"><text:span text:style-name="p91-1-1">14. 다음은 철도법의 여객운송에 대한 설명이다. 틀린 것은 ?</text:span></text:p>
      <text:p text:style-name="바탕글"><text:span text:style-name="p92-1-1"> 가. 철도경영자는 반드시 여객의 승차권 소지 여부를 확인하여야 한다.</text:span></text:p>
      <text:p text:style-name="바탕글"><text:span text:style-name="p93-1-1"> 나. 여객은 철도직원의 요구가 있을때에는 승차권을 제시하여 그 검사를 받아야 한다.</text:span></text:p>
      <text:p text:style-name="바탕글"><text:span text:style-name="p94-1-1"> 다. 여객이 도중하차를 한때에는 승차권에 철도직원의 증명을 받아야 하며 다시 계속 </text:span></text:p>
      <text:p text:style-name="바탕글"><text:span text:style-name="p95-1-1">     승차 할 때에는 이의 검사를 받아야 한다.</text:span></text:p>
      <text:p text:style-name="바탕글"><text:span text:style-name="p96-1-1"> 라. 여객은 열차가 역이외의 지역에서 정차한 때에도 철도직원의 허락없이는 하차</text:span></text:p>
      <text:p text:style-name="바탕글"><text:span text:style-name="p97-1-1">     하여서는 아니된다. </text:span></text:p>
      <text:p text:style-name="바탕글"/>
      <text:p text:style-name="바탕글"><text:span text:style-name="p99-1-1">15. 여객으로서 다음행위를 행한자에 대하여는 그승차구간에 상당하는 여객운임외에 그의</text:span></text:p>
      <text:p text:style-name="바탕글"><text:span text:style-name="p100-1-1">    30배의 범위내에서 철도경영자가 따로 정하는 부가운임을 징수한다. 해당되지 않는 </text:span></text:p>
      <text:p text:style-name="바탕글"><text:span text:style-name="p101-1-1">    행위는 ?</text:span></text:p>
      <text:p text:style-name="바탕글"><text:span text:style-name="p102-1-1"> 가. 승차권을 소지하지 아니하고 승차한때</text:span></text:p>
      <text:p text:style-name="바탕글"><text:span text:style-name="p103-1-1"> 나. 승차권에 표시된 구간외를 승차한때</text:span></text:p>
      <text:p text:style-name="바탕글"><text:span text:style-name="p104-1-1"> 다. 승차권에 표시된 차실보다 상급의 차실에 승차한때</text:span></text:p>
      <text:p text:style-name="바탕글"><text:span text:style-name="p105-1-1"> 라. 승차권의 개표를 받지 아니하고 승차한때</text:span></text:p>
      <text:p text:style-name="바탕글"/>
      <text:p text:style-name="바탕글"><text:span text:style-name="p107-1-1">16. 여객으로서 다음행위를 행한자에 대하여는 그승차구간에 상당하는 여객운임외에 그의</text:span></text:p>
      <text:p text:style-name="바탕글"><text:span text:style-name="p108-1-1">    30배의 범위내에서 철도경영자가 따로 정하는 부가운임을 징수한다. 해당되지 않는 </text:span></text:p>
      <text:p text:style-name="바탕글"><text:span text:style-name="p109-1-1">    행위는 ?</text:span></text:p>
      <text:p text:style-name="바탕글"><text:span text:style-name="p110-1-1"> 가. 어른이 어린이용 승차권을 가지고 승차한때</text:span></text:p>
      <text:p text:style-name="바탕글"><text:span text:style-name="p111-1-1"> 나. 학생.군인.경찰관, 기타 특정인에 대한 할인승차권을 가지고 특정인이 아닌사람이 승차</text:span></text:p>
      <text:p text:style-name="바탕글"><text:span text:style-name="p112-1-1">     한때</text:span></text:p>
      <text:p text:style-name="바탕글"><text:span text:style-name="p113-1-1"> 다. 승차권을 검사하는때에 그제시를 거부하거나 하차할때에 승차권을 반환하지 아니한때</text:span></text:p>
      <text:p text:style-name="바탕글"><text:span text:style-name="p114-1-1"> 라. 승차권의 개찰을 받지 아니하고 승차한때</text:span></text:p>
      <text:p text:style-name="바탕글"/>
      <text:p text:style-name="바탕글"/>
      <text:p text:style-name="바탕글"/>
      <text:p text:style-name="바탕글"><text:span text:style-name="p118-1-1">17. 여객으로서 다음 행위를 행한자에 대하여는 승차구간에 상당하는 여객운임외에 그의 </text:span></text:p>
      <text:p text:style-name="바탕글"><text:span text:style-name="p119-1-1">    30배의 범위내에서 철도경영자가 열차의종류 또는 운행구간별로 그운영실태를 감안하여</text:span></text:p>
      <text:p text:style-name="바탕글"><text:span text:style-name="p120-1-1">    따로 정하는 부가운임을 징수한다. 해당되지 않는 경우는 ?</text:span></text:p>
      <text:p text:style-name="바탕글"><text:span text:style-name="p121-1-1"> 가. 승차열차를 지정한 승차권을 가지고 지정이외의 열차에 승차한때</text:span></text:p>
      <text:p text:style-name="바탕글"><text:span text:style-name="p122-1-1"> 나. 통용기간만료, 승차권에 쓰여있는 문자의 변개 기타 사유로 인하여 무효로된 승차권을 </text:span></text:p>
      <text:p text:style-name="바탕글"><text:span text:style-name="p123-1-1">     가지고 승차한때</text:span></text:p>
      <text:p text:style-name="바탕글"><text:span text:style-name="p124-1-1"> 다. 부득이한 사유로 승차권을 구입하지 아니하고 승차권 미소지 상태에서 승차하여 철도</text:span></text:p>
      <text:p text:style-name="바탕글"><text:span text:style-name="p125-1-1">     직원에게 미리 신고한때</text:span></text:p>
      <text:p text:style-name="바탕글"><text:span text:style-name="p126-1-1"> 라. 부득이한 사유로 어른이 어린이용 승차권을 가지고 승차하여 철도직원에게 미리 신고</text:span></text:p>
      <text:p text:style-name="바탕글"><text:span text:style-name="p127-1-1">     한때</text:span></text:p>
      <text:p text:style-name="바탕글"/>
      <text:p text:style-name="바탕글"><text:span text:style-name="p129-1-1">18. 다음중 부득이한 사유로 승차권을 구입하지 못하였다고 인정되는자가 미리신고를 한때에  </text:span><text:span text:style-name="p129-2-1">    부가운임의 징수를 하지않을수 있는 경우에 해당되지 않는 것은 ?</text:span></text:p>
      <text:p text:style-name="바탕글"><text:span text:style-name="p130-1-1"> 가. 승차권을 소지하지 아니하고 승차한때</text:span></text:p>
      <text:p text:style-name="바탕글"><text:span text:style-name="p131-1-1"> 나. 승차권에 표시된 구간외를 승차한때</text:span></text:p>
      <text:p text:style-name="바탕글"><text:span text:style-name="p132-1-1"> 다. 승차열차를 지정한 승차권을 가지고 지정이외의 열차에 승차한때</text:span></text:p>
      <text:p text:style-name="바탕글"><text:span text:style-name="p133-1-1"> 라. 승차권에 표시된 차실보다 상급의 차실에 승차한때</text:span></text:p>
      <text:p text:style-name="바탕글"/>
      <text:p text:style-name="바탕글"><text:span text:style-name="p135-1-1">19. 다음은 철도법의 여객운송에 대한 사항중 부가운임 징수에 관한 설명이다. 잘못 설명된   </text:span><text:span text:style-name="p135-2-1">    것은 ?</text:span></text:p>
      <text:p text:style-name="바탕글"><text:span text:style-name="p136-1-1"> 가. 여객으로서 철도법을 위반하여 부가운임 징수의 대상이 되는자가 승차한 역이 분명하지</text:span></text:p>
      <text:p text:style-name="바탕글"><text:span text:style-name="p137-1-1">     아니한 때에는 그 열차의 시발역으로부터 승차한 것으로 본다.</text:span></text:p>
      <text:p text:style-name="바탕글"><text:span text:style-name="p138-1-1"> 나. 어른이 어린이용 승차권을 가지고 승차하여 부가운임을 징수할 경우에는 여객이 소지한  </text:span><text:span text:style-name="p138-2-1">     승차권을 회수하고 이미 받은 여객운임은 이를 반환하지 아니한다.</text:span></text:p>
      <text:p text:style-name="바탕글"><text:span text:style-name="p139-1-1"> 다. 학생, 군인, 경찰관 기타 특정인에 대한 할인승차권을 가지고 특정인이 아닌 사람이 승차  </text:span><text:span text:style-name="p139-2-1">     하여 부가운임을 징수할 경우에는 여객이 소지한 승차권을 회수하고 이미 받은 여객운  </text:span><text:span text:style-name="p139-3-1">     임은 이를 반환하지 아니한다.</text:span></text:p>
      <text:p text:style-name="바탕글"><text:span text:style-name="p140-1-1"> 라. 여객이 승차권에 쓰여 있는 문자의 변개 기타 사유로 인하여 무효로된 승차권을 가지고  </text:span><text:span text:style-name="p140-2-1">     승차하여 부가운임을 징수할 경우에는 여객이 소지한 승차권을 회수하고 이미 받은 여  </text:span><text:span text:style-name="p140-3-1">     객운임은 이를 반환하지 아니한다.</text:span></text:p>
      <text:p text:style-name="바탕글"/>
      <text:p text:style-name="바탕글"><text:span text:style-name="p142-1-1">20. 열차내에서의 여객의 금지행위에 해당되지 않는 것은 ?</text:span></text:p>
      <text:p text:style-name="바탕글"><text:span text:style-name="p143-1-1"> 가. 주위사람들에게 불쾌하거나 불안한 느낌을 가지는 자세를 취하거나 말 또는 행동을 하는  </text:span><text:span text:style-name="p143-2-1">     행위</text:span></text:p>
      <text:p text:style-name="바탕글"><text:span text:style-name="p144-1-1"> 나. 머리.팔등을 차밖으로 내미는 행위</text:span></text:p>
      <text:p text:style-name="바탕글"><text:span text:style-name="p145-1-1"> 다. 차내를 더럽히지 않는 물건의 투기</text:span></text:p>
      <text:p text:style-name="바탕글"><text:span text:style-name="p146-1-1"> 라. 철도직원이나 차밖에있는 사람에게 위험을끼칠 염려가 있는 물건을 차밖에 던지는 행위</text:span></text:p>
      <text:p text:style-name="바탕글"/>
      <text:p text:style-name="바탕글"/>
      <text:p text:style-name="바탕글"><text:span text:style-name="p149-1-1">21. 다음중 철도법에 의한 열차내에서의 여객의 금지행위에 해당되지 않는 것은 ?</text:span></text:p>
      <text:p text:style-name="바탕글"><text:span text:style-name="p150-1-1"> 가. 불기있는 물건이나 차안을 더럽힐 염려가 있는 물건을 차안에 버리는 행위</text:span></text:p>
      <text:p text:style-name="바탕글"><text:span text:style-name="p151-1-1"> 나. 차안의 기구나 장식을 더럽히거나 망가뜨리는 행위</text:span></text:p>
      <text:p text:style-name="바탕글"><text:span text:style-name="p152-1-1"> 다.</text:span><text:span text:style-name="p152-1-2"> 주위사람들에게 불쾌하거나 불안한 느낌을 가지는 자세를 취하거나 말 또는 행동을 하는 행위</text:span></text:p>
      <text:p text:style-name="바탕글"><text:span text:style-name="p153-1-1"> 라. 열차운행중 창문을 열어 차밖으로 껌</text:span><text:span text:style-name="p153-1-2">‧</text:span><text:span text:style-name="p153-1-3">휴지 등을 버리는 행위</text:span></text:p>
      <text:p text:style-name="바탕글"/>
      <text:p text:style-name="바탕글"><text:span text:style-name="p155-1-1">22. 객차내에서의 휴대물의 금지와 제한에 관한 다음기술중 틀린것은 ?</text:span></text:p>
      <text:p text:style-name="바탕글"><text:span text:style-name="p156-1-1"> 가. 화약류는 차내에 휴대할 수 없다.</text:span></text:p>
      <text:p text:style-name="바탕글"><text:span text:style-name="p157-1-1"> 나. 위험발생의 우려가 있는 물건은 차내에 휴대할 수 없다.</text:span></text:p>
      <text:p text:style-name="바탕글"><text:span text:style-name="p158-1-1"> 다. 객석 또는 통로를 차지할 물건은 차내에 휴대할 수 있다.</text:span></text:p>
      <text:p text:style-name="바탕글"><text:span text:style-name="p159-1-1"> 라. 불결하거나 나쁜 냄새등으로 인하여 동승자에게 불쾌감을 주는동물 기타의 물건은 차내  </text:span><text:span text:style-name="p159-2-1">     에 휴대할 수 없다.</text:span></text:p>
      <text:p text:style-name="바탕글"/>
      <text:p text:style-name="바탕글"><text:span text:style-name="p161-1-1">23. 화물의 구분에 속하지 않는것은 ?</text:span></text:p>
      <text:p text:style-name="바탕글"><text:span text:style-name="p162-1-1"> 가. 대화물    나. 중화물    다. 소화물     라. 화약류</text:span></text:p>
      <text:p text:style-name="바탕글"/>
      <text:p text:style-name="바탕글"><text:span text:style-name="p164-1-1">24. 화물의 구분에 속하지 않는것은 ?</text:span></text:p>
      <text:p text:style-name="바탕글"><text:span text:style-name="p165-1-1"> 가. 대화물    나. 중화물    다. 수화물     라. 화약류</text:span></text:p>
      <text:p text:style-name="바탕글"/>
      <text:p text:style-name="바탕글"><text:span text:style-name="p167-1-1">25. 다음경우에 철도경영자가 화물의 운송을 거절할 수 있는것은 어느 경우인가 ?</text:span></text:p>
      <text:p text:style-name="바탕글"><text:span text:style-name="p168-1-1"> 가. 화물의 운송에대하여 송화인이 특별한 책임을 요구한때</text:span></text:p>
      <text:p text:style-name="바탕글"><text:span text:style-name="p169-1-1"> 나. 화물을 당일중에 화차에 적재할 수 있을때</text:span></text:p>
      <text:p text:style-name="바탕글"><text:span text:style-name="p170-1-1"> 다. 운송상 특별한 설비를 요하는 화물에 관하여 그설비가 있는 경우</text:span></text:p>
      <text:p text:style-name="바탕글"><text:span text:style-name="p171-1-1"> 라. 송화인이 법령 기타 철도운송에 관한규정을 위반하지 아니한때</text:span></text:p>
      <text:p text:style-name="바탕글"/>
      <text:p text:style-name="바탕글"><text:span text:style-name="p173-1-1">26. 다음은 철도법에 관한 내용이다. 잘못기술된 것은 ?</text:span></text:p>
      <text:p text:style-name="바탕글"><text:span text:style-name="p174-1-1"> 가. 부득이한 사유에기인한 운송상의 지장이없을때 철도경영자는 운송수탁의무가 있다.</text:span></text:p>
      <text:p text:style-name="바탕글"><text:span text:style-name="p175-1-1"> 나. 철도경영자는 원칙적으로 화물을 수취한 순서에 관계없이 운송할 수 있다.</text:span></text:p>
      <text:p text:style-name="바탕글"><text:span text:style-name="p176-1-1"> 다. 운송순서는 정당한 사유가 있을때에는 변경할 수 있다.</text:span></text:p>
      <text:p text:style-name="바탕글"><text:span text:style-name="p177-1-1"> 라. 공익상 필요가 있을때에는 운송순서를 바꿀수 있다.</text:span></text:p>
      <text:p text:style-name="바탕글"/>
      <text:p text:style-name="바탕글"><text:span text:style-name="p179-1-1">27. 다음 화물의종류 및 성질의 명시와 검사에관한 기술중 틀린것은 ?</text:span></text:p>
      <text:p text:style-name="바탕글"><text:span text:style-name="p180-1-1"> 가. 철도경영자는 화물의종류를 명시할 것을 송화인에게 요구할 수 있다.</text:span></text:p>
      <text:p text:style-name="바탕글"><text:span text:style-name="p181-1-1"> 나. 철도경영자는 화물의성질을 명시할 것을 송화인에게 요구할 수 있다.</text:span></text:p>
      <text:p text:style-name="바탕글"><text:span text:style-name="p182-1-1"> 다. 화물의 종류와 성질에 의심이 있을때에는 송화인의 참여없이 화물을 검사할 수 있다.</text:span></text:p>
      <text:p text:style-name="바탕글"><text:span text:style-name="p183-1-1"> 라. 화물을 검사한결과 화물의종류와 성질이 송화인이 명시한것과 상이가 없을경우에는 </text:span></text:p>
      <text:p text:style-name="바탕글"><text:span text:style-name="p184-1-1">     철도경영자는 검사비용을 부담하여야하며 이로 인하여 손해가 생긴경우에는 그 손해</text:span></text:p>
      <text:p text:style-name="바탕글"><text:span text:style-name="p185-1-1">     를 배상하여야 한다.</text:span></text:p>
      <text:p text:style-name="바탕글"/>
      <text:p text:style-name="바탕글"/>
      <text:p text:style-name="바탕글"><text:span text:style-name="p188-1-1">28. 화물의 인도기간 만료후에 화물을 인도한 경우를 무엇이라고 하는가 ?</text:span></text:p>
      <text:p text:style-name="바탕글"><text:span text:style-name="p189-1-1"> 가. 인도지연                         나. 인도지체</text:span></text:p>
      <text:p text:style-name="바탕글"><text:span text:style-name="p190-1-1"> 다. 연착                             라. 연체</text:span></text:p>
      <text:p text:style-name="바탕글"/>
      <text:p text:style-name="바탕글"><text:span text:style-name="p192-1-1">29. 화물의 인도기간에 관하여는 무엇으로 정하는가 ?</text:span></text:p>
      <text:p text:style-name="바탕글"><text:span text:style-name="p193-1-1"> 가. 대통령령                         나. 건설교통부령</text:span></text:p>
      <text:p text:style-name="바탕글"><text:span text:style-name="p194-1-1"> 다. 법률                             라. 조례</text:span></text:p>
      <text:p text:style-name="바탕글"/>
      <text:p text:style-name="바탕글"><text:span text:style-name="p196-1-1">30. 인도불능화물의 소유권귀속에 관한 다음기술중 틀린것은 ?</text:span></text:p>
      <text:p text:style-name="바탕글"><text:span text:style-name="p197-1-1"> 가. 수화인이나 송화인을 알수없는 화물은 대통령령이 정하는바에 의하여 공고하여야 한다.</text:span></text:p>
      <text:p text:style-name="바탕글"><text:span text:style-name="p198-1-1"> 나. 인도불능 화물은 공고를 한후 6개월내에 그권리자를 알수없는 경우에는 철도경영자가 그 </text:span></text:p>
      <text:p text:style-name="바탕글"><text:span text:style-name="p199-1-1">     소유권을 취득한다.</text:span></text:p>
      <text:p text:style-name="바탕글"><text:span text:style-name="p200-1-1"> 다. 일시보관품에 대하여 공고후 6개월내에 그권리자를 알수없을때에는 철도경영자는 그</text:span></text:p>
      <text:p text:style-name="바탕글"><text:span text:style-name="p201-1-1">     소유권을 취득한다.</text:span></text:p>
      <text:p text:style-name="바탕글"><text:span text:style-name="p202-1-1"> 라. 수화인이나 송화인을 알수없는 화물은 건설교통부령이 정하는바에 의하여 공고하여야 </text:span></text:p>
      <text:p text:style-name="바탕글"><text:span text:style-name="p203-1-1">     한다.</text:span></text:p>
      <text:p text:style-name="바탕글"/>
      <text:p text:style-name="바탕글"><text:span text:style-name="p205-1-1">31. 화물의 창고임치에 관한 다음기술중 틀린것은 ?</text:span></text:p>
      <text:p text:style-name="바탕글"><text:span text:style-name="p206-1-1"> 가. 철도경영자가 그책임없는 사유로인하여 화물을 인도할수 없을때에는 화주의 비용으로 </text:span></text:p>
      <text:p text:style-name="바탕글"><text:span text:style-name="p207-1-1">     이를 창고업자에게 임치할수 있다.</text:span></text:p>
      <text:p text:style-name="바탕글"><text:span text:style-name="p208-1-1"> 나. 화물을 임치할때에는 철도경영자는 14일이내에 송화인 및 수화인에게 통지하여야 한다.</text:span></text:p>
      <text:p text:style-name="바탕글"><text:span text:style-name="p209-1-1"> 다. 화물을 임치한 경우에 창고업자가 창고증권을 발행하였을때에는 그 증권의 교부로 </text:span></text:p>
      <text:p text:style-name="바탕글"><text:span text:style-name="p210-1-1">     화물의 인도에 갈음할수 있다.</text:span></text:p>
      <text:p text:style-name="바탕글"><text:span text:style-name="p211-1-1"> 라. 철도경영자는 화주로부터 비용의 변제를 받을때까지 창고증권을 유치할수 있다.</text:span></text:p>
      <text:p text:style-name="바탕글"><text:span text:style-name="p212-1-1">   ※ </text:span><text:span text:style-name="p212-1-2">철도경영자는 화주가 화물의 수취기간내에 그수취를 하지 아니하는 경우에는 화주의   </text:span><text:span text:style-name="p212-2-1">      비용으로 이를 창고업자에게 임치할 수 있다.</text:span></text:p>
      <text:p text:style-name="바탕글"/>
      <text:p text:style-name="바탕글"><text:span text:style-name="p214-1-1">32. 다음중 여객이 소지한 승차권을 회수하고 이미 받은 여객운임을 반환하지 아니할수 있는  </text:span><text:span text:style-name="p214-2-1">    경우는 ?</text:span></text:p>
      <text:p text:style-name="바탕글"><text:span text:style-name="p215-1-1"> 가. 승차권에 표시된 구간외를 승차한때</text:span></text:p>
      <text:p text:style-name="바탕글"><text:span text:style-name="p216-1-1"> 나. 학생.군인.경찰관, 기타 특정인에 대한 할인승차권을 가지고 특정인이 아닌 사람이 승차</text:span></text:p>
      <text:p text:style-name="바탕글"><text:span text:style-name="p217-1-1">     한때</text:span></text:p>
      <text:p text:style-name="바탕글"><text:span text:style-name="p218-1-1"> 다. 승차열차를 지정한 승차권을 가지고 지정이외의 열차에 승차한때</text:span></text:p>
      <text:p text:style-name="바탕글"><text:span text:style-name="p219-1-1"> 라. 승차권을 검사하는때에 그지시를 거부하거나 하차할때 이를 반환하지 아니한때</text:span></text:p>
      <text:p text:style-name="바탕글"/>
      <text:p text:style-name="바탕글"/>
      <text:p text:style-name="바탕글"/>
      <text:p text:style-name="바탕글"/>
      <text:p text:style-name="바탕글"><text:span text:style-name="p224-1-1">33. 운송계약해제에 관한 기술중 틀린것은 ?</text:span></text:p>
      <text:p text:style-name="바탕글"><text:span text:style-name="p225-1-1"> 가. 부득이한 사유로인하여 운송에 착수할 수 없거나 이를 계속할 수 없게된 때에는 송화인  </text:span><text:span text:style-name="p225-2-1">     은 계약을 해제할 수 있다.</text:span></text:p>
      <text:p text:style-name="바탕글"><text:span text:style-name="p226-1-1"> 나. 천재.지변으로 인하여 운송에 착수할 수 없거나 이를 계속할 수 없게된 때에는 송화인은  </text:span><text:span text:style-name="p226-2-1">     계약을 해제할 수 있다.</text:span></text:p>
      <text:p text:style-name="바탕글"><text:span text:style-name="p227-1-1"> 다. 천재.지변으로 인하여 운송계약이 해제된때에는 철도경영자는 이미 운송한 구간에 </text:span></text:p>
      <text:p text:style-name="바탕글"><text:span text:style-name="p228-1-1">     상당한 운임 기타의 비용을 청구할수 있다.</text:span></text:p>
      <text:p text:style-name="바탕글"><text:span text:style-name="p229-1-1"> 라. 철도경영자가 운송을 할수없다고 판단할때에는 운송계약을 해제할수 있다.</text:span></text:p>
      <text:p text:style-name="바탕글"/>
      <text:p text:style-name="바탕글"><text:span text:style-name="p231-1-1">34. 운임상환의 채권은 얼마동안 이를 행하지 아니하면 시효로 인하여 소멸되는가 ?</text:span></text:p>
      <text:p text:style-name="바탕글"><text:span text:style-name="p232-1-1"> 가. 3개월간        나. 6개월간          다. 1년간           라. 2년간</text:span></text:p>
      <text:p text:style-name="바탕글"/>
      <text:p text:style-name="바탕글"><text:span text:style-name="p234-1-1">35. 대화물운송에 있어서 송화인의 청구가있을경우 화물을 탁송한때로 부터 얼마의 기간에</text:span></text:p>
      <text:p text:style-name="바탕글"><text:span text:style-name="p235-1-1">    한하여 운송장의 등본을 교부하여야 하는가 ? </text:span></text:p>
      <text:p text:style-name="바탕글"><text:span text:style-name="p236-1-1"> 가. 6개월          나. 1년              다. 2년             라. 3년</text:span></text:p>
      <text:p text:style-name="바탕글"/>
      <text:p text:style-name="바탕글"><text:span text:style-name="p238-1-1">36. 수화인이 그권리를 증명할수 없을때에는 어떻게하여 그화물의 인도를 청구할수 있는가 ?</text:span></text:p>
      <text:p text:style-name="바탕글"><text:span text:style-name="p239-1-1"> 가. 법률이 정하는 사항을 갖춘 보증서가 필요하다.</text:span></text:p>
      <text:p text:style-name="바탕글"><text:span text:style-name="p240-1-1"> 나. 대통령령이 정하는 사항을 갖춘 보증서가 필요하다.</text:span></text:p>
      <text:p text:style-name="바탕글"><text:span text:style-name="p241-1-1"> 다. 건설교통부령이 정하는 사항을 갖춘 보증서가 필요하다.</text:span></text:p>
      <text:p text:style-name="바탕글"><text:span text:style-name="p242-1-1"> 라. 철도경영자가 정하는 사항을 갖춘 보증서가 필요하다.</text:span></text:p>
      <text:p text:style-name="바탕글"/>
      <text:p text:style-name="바탕글"><text:span text:style-name="p244-1-1">37. 화물상환증에 관한 기술내용중 틀린것은 ?</text:span></text:p>
      <text:p text:style-name="바탕글"><text:span text:style-name="p245-1-1"> 가. 화물상환증은 송화인으로부터 청구가 있을때에 철도경영자가 교부하는 것이다.</text:span></text:p>
      <text:p text:style-name="바탕글"><text:span text:style-name="p246-1-1"> 나. 철도경영자는 인도 청구인이 화물상환증 분실시 그권리를 증명한 경우에는 화물을 </text:span></text:p>
      <text:p text:style-name="바탕글"><text:span text:style-name="p247-1-1">     인도할 의무가 있다.</text:span></text:p>
      <text:p text:style-name="바탕글"><text:span text:style-name="p248-1-1"> 다. 철도경영자는 인도 청구인이 화물상환증을 분실하였더라도 상당한 담보가 제공된때에는  </text:span><text:span text:style-name="p248-2-1">     화물을 인도할 의무가 있다.</text:span></text:p>
      <text:p text:style-name="바탕글"><text:span text:style-name="p249-1-1"> 라. 철도경영자가 송화인에게 화물상환증을 교부할 경우의 보수청구는 건설교통부장관이 </text:span></text:p>
      <text:p text:style-name="바탕글"><text:span text:style-name="p250-1-1">     고시하는 바에 의한다.</text:span></text:p>
      <text:p text:style-name="바탕글"/>
      <text:p text:style-name="바탕글"><text:span text:style-name="p252-1-1">38. 삭제 하였음</text:span></text:p>
      <text:p text:style-name="바탕글"/>
      <text:p text:style-name="바탕글"><text:span text:style-name="p254-1-1">39. 운송장에 기재한 화물의 품명,중량,용적 또는 개수에 의하여 계산한 운임이 상당운임에 </text:span></text:p>
      <text:p text:style-name="바탕글"><text:span text:style-name="p255-1-1">    부족한 경우, 철도경영자는 부족액외에 그 몇배이내의 범위내에서 철도경영자가 따로 </text:span></text:p>
      <text:p text:style-name="바탕글"><text:span text:style-name="p256-1-1">    정하는 부가운임을 추가 징수할 수 있는가 ?</text:span></text:p>
      <text:p text:style-name="바탕글"><text:span text:style-name="p257-1-1"> 가. 2배               나. 4배            다. 5배              라. 30배</text:span></text:p>
      <text:p text:style-name="바탕글"/>
      <text:p text:style-name="바탕글"/>
      <text:p text:style-name="바탕글"/>
      <text:p text:style-name="바탕글"><text:span text:style-name="p261-1-1">40. 수화인이 화물의 수취를 거부할때 철도경영자는 몇월의 기간을 정하여 송화인 및 수화인 </text:span></text:p>
      <text:p text:style-name="바탕글"><text:span text:style-name="p262-1-1">    에게 그처분을 최고할수 있는가 ?</text:span></text:p>
      <text:p text:style-name="바탕글"><text:span text:style-name="p263-1-1"> 가. 1월               나. 2월            다. 3월              라. 6월</text:span></text:p>
      <text:p text:style-name="바탕글"/>
      <text:p text:style-name="바탕글"><text:span text:style-name="p265-1-1">41. 철도경영자가 1월의 기간을 정하여 송화인 및 수화인에게 그처분을 최고할수 있는 경우가</text:span></text:p>
      <text:p text:style-name="바탕글"><text:span text:style-name="p266-1-1">    아닌것은 ?</text:span></text:p>
      <text:p text:style-name="바탕글"><text:span text:style-name="p267-1-1"> 가. 수화인이 화물의 수취를 거부할 경우</text:span></text:p>
      <text:p text:style-name="바탕글"><text:span text:style-name="p268-1-1"> 나. 화물도착후 15일을 경과하여도 수취하지 아니할때</text:span></text:p>
      <text:p text:style-name="바탕글"><text:span text:style-name="p269-1-1"> 다. 수화인이 분명하지 아니할때</text:span></text:p>
      <text:p text:style-name="바탕글"><text:span text:style-name="p270-1-1"> 라. 송화인이 화물의 수취 중단을 요청한 경우</text:span></text:p>
      <text:p text:style-name="바탕글"/>
      <text:p text:style-name="바탕글"><text:span text:style-name="p272-1-1">42. 다음은 철도법의 대화물 운송에 대한 설명이다. 잘못된 것은 ?</text:span></text:p>
      <text:p text:style-name="바탕글"><text:span text:style-name="p273-1-1"> 가. 대화물을 탁송하려는 자는 운송장을 첨부하여 소정의 절차를 밟아야 한다.</text:span></text:p>
      <text:p text:style-name="바탕글"><text:span text:style-name="p274-1-1"> 나. 철도경영자가 화물의 운송을 수탁한 때에는 운송장에 그 접수번호를 기입하여야 한다.</text:span></text:p>
      <text:p text:style-name="바탕글"><text:span text:style-name="p275-1-1"> 다. 화물을 탁송한 때로부터 1년에 한하여 운송자의 등본을 교부한 경우 철도경영자는 건설  </text:span><text:span text:style-name="p275-2-1">     교통부장관의 승인을 얻어 고시 하는바에 의하여 보수를 청구할 수 있다.</text:span></text:p>
      <text:p text:style-name="바탕글"><text:span text:style-name="p276-1-1"> 라. 운송을 수탁한 화물에 대하여는 철도경영자는 송화인에게 보낼 화물운송 통지서를 수화  </text:span><text:span text:style-name="p276-2-1">     인에게 교부하여야 한다.</text:span></text:p>
      <text:p text:style-name="바탕글"/>
      <text:p text:style-name="바탕글"><text:span text:style-name="p278-1-1">43. 다음은 철도법의 대화물 운송에 대한 설명이다. 잘못된 것은 ?</text:span></text:p>
      <text:p text:style-name="바탕글"><text:span text:style-name="p279-1-1"> 가. 수화인이 그권리를 증명할 수 없어 보증서에 의하여 화물을 인도할 경우에 있어서는 철  </text:span><text:span text:style-name="p279-2-1">     도경영자는 건설교통부장관의 승인을 얻어 고시 하는바에 의하여 보수를 청구할수 있다.</text:span></text:p>
      <text:p text:style-name="바탕글"><text:span text:style-name="p280-1-1"> 나. 송화인은 화물의 성질에 따라 운송중에 감량되거나 훼손됨을 방지할 수 있도록 필요한   </text:span><text:span text:style-name="p280-2-1">     포장을 하여야 한다.</text:span></text:p>
      <text:p text:style-name="바탕글"><text:span text:style-name="p281-1-1"> 다. 송화인은 화물운임 기타 운송에 관한 요금을 화물탁송시에 지불하여야 한다. 다만, 철도  </text:span><text:span text:style-name="p281-2-1">     경영자가 따로 고시하는 것이 있을 경우에는 예외로 한다.</text:span></text:p>
      <text:p text:style-name="바탕글"><text:span text:style-name="p282-1-1"> 라. 운임 및 요금을 확정하지 못한 때에는 철도경영자는 화물운송 완료후에 운임 및 요금을  </text:span><text:span text:style-name="p282-2-1">     청구하여야 한다.</text:span></text:p>
      <text:p text:style-name="바탕글"/>
      <text:p text:style-name="바탕글"><text:span text:style-name="p284-1-1">44. 다음은 철도법의 대화물 운송에 대한 설명이다. 잘못된 것은 ?</text:span></text:p>
      <text:p text:style-name="바탕글"><text:span text:style-name="p285-1-1"> 가. 운임 및 요금을 확정하지 못한 때에는 철도경영자는 개산액을 청구할 수 있다.</text:span></text:p>
      <text:p text:style-name="바탕글"><text:span text:style-name="p286-1-1"> 나. 1</text:span><text:span text:style-name="p286-1-2">輛 </text:span><text:span text:style-name="p286-1-3">이상의 화차가 사용되는 화물을 싣거나 내리는 비용은 화주의 부담으로 한다.</text:span></text:p>
      <text:p text:style-name="바탕글"><text:span text:style-name="p287-1-1"> 다. 1</text:span><text:span text:style-name="p287-1-2">輛 </text:span><text:span text:style-name="p287-1-3">이상의 화차가 사용되는 화물을 싣거나 내리는 경우 철도경영자는 작업인을 지정할  </text:span><text:span text:style-name="p287-2-1">     수 있다.</text:span></text:p>
      <text:p text:style-name="바탕글"><text:span text:style-name="p288-1-1"> 라. 1</text:span><text:span text:style-name="p288-1-2">輛 </text:span><text:span text:style-name="p288-1-3">이상의 화차가 사용되는 화물을 싣거나 내리는 경우 철도의 기구를 사용하였을때에  </text:span><text:span text:style-name="p288-2-1">     는 사용료를 청구하지 않는다.</text:span></text:p>
      <text:p text:style-name="바탕글"/>
      <text:p text:style-name="바탕글"/>
      <text:p text:style-name="바탕글"/>
      <text:p text:style-name="바탕글"><text:span text:style-name="p292-1-1">45. 다음은 철도법의 대화물 운송에 대한 설명이다. 잘못된 것은 ?</text:span></text:p>
      <text:p text:style-name="바탕글"><text:span text:style-name="p293-1-1"> 가. 화물이 도착역에 도착한 때에는 철도경영자는 지체없이 수취시간을 정하여 도착통지를   </text:span><text:span text:style-name="p293-2-1">     수취인에게 하여야 한다.</text:span></text:p>
      <text:p text:style-name="바탕글"><text:span text:style-name="p294-1-1"> 나. 배달을 하여야할 화물이 도착역에 도착한 때에는 철도경영자는 지체없이 수취시간을 정  </text:span><text:span text:style-name="p294-2-1">     하여 도착통지를 수취인에게 하여야 한다.</text:span></text:p>
      <text:p text:style-name="바탕글"><text:span text:style-name="p295-1-1"> 다. 철도경영자에게 책임이 없는 사유로 인하여 화물의 도착통지를 할수 없을때에는 당해역  </text:span><text:span text:style-name="p295-2-1">     에 게시함으로써 이에 갈음할 수 있다.</text:span></text:p>
      <text:p text:style-name="바탕글"><text:span text:style-name="p296-1-1"> 라. 화차의 준비를 한 후에 화물의 탁송을 취소한 때에는 철도경영자는 위약금을 청구할 수  </text:span><text:span text:style-name="p296-2-1">     있다.</text:span></text:p>
      <text:p text:style-name="바탕글"/>
      <text:p text:style-name="바탕글"><text:span text:style-name="p298-1-1">46. 다음은 철도법의 대화물 운송에 대한 설명이다. 잘못된 것은 ?</text:span></text:p>
      <text:p text:style-name="바탕글"><text:span text:style-name="p299-1-1"> 가. 불수취화물의 처분 최고기간내에 수화인 또는 송화인이 화물의 처분을 하지 아니하는 경  </text:span><text:span text:style-name="p299-2-1">     우에는 철도경영자는 시가로 매각하여 그대금으로 책임의 이행에 충당하며 부족이 있을  </text:span><text:span text:style-name="p299-3-1">     때에는 이를 추징하고 잉여가 있을 때에는 이를 환부한다.</text:span></text:p>
      <text:p text:style-name="바탕글"><text:span text:style-name="p300-1-1"> 나. 손상하거나 부패하기 쉬운 불수취화물은 최고를 하지 아니하고 시가로 매각하여 그대금  </text:span><text:span text:style-name="p300-2-1">     으로 책임의 이행에 충당하며 부족이 있을 때에는 이를 추징하고 잉여가 있을 때에는   </text:span><text:span text:style-name="p300-3-1">     이를 환부한다.</text:span></text:p>
      <text:p text:style-name="바탕글"><text:span text:style-name="p301-1-1"> 다. 철도경영자는 취급에 지장이 없을때에는 송화인 또는 화물상한증 소지인의 청구에 따라  </text:span><text:span text:style-name="p301-2-1">     화물의 운송 또는 인도의중지, 화물의송환, 도착역 또는 수화인을 변경할 수 있다.</text:span></text:p>
      <text:p text:style-name="바탕글"><text:span text:style-name="p302-1-1"> 라. 철도경영자의 과실로 인하여 송화인 또는 화물상한증 소지인의 청구에 따라 화물의 운송  </text:span><text:span text:style-name="p302-2-1">     또는 인도의중지, 화물의송환, 도착역 또는 수화인을 변경한 경우 건설교통부장관의 승  </text:span><text:span text:style-name="p302-3-1">     인을 얻어 고시한바에 의하여 보수 기타의 비용을 청구할 수 있다.</text:span></text:p>
      <text:p text:style-name="바탕글"/>
      <text:p text:style-name="바탕글"><text:span text:style-name="p304-1-1">47. 소화물로 취급되는 일정한 용적 또는 중량이내의 물품은 어떻게 정하는가 ?</text:span></text:p>
      <text:p text:style-name="바탕글"><text:span text:style-name="p305-1-1"> 가. 법률           나. 대통령령        다. 건설교통부령       라. 철도경영자</text:span></text:p>
      <text:p text:style-name="바탕글"/>
      <text:p text:style-name="바탕글"><text:span text:style-name="p307-1-1">48. 다음은 소화물 운송에 관한 설명이다. 잘못된 것은 ?</text:span></text:p>
      <text:p text:style-name="바탕글"><text:span text:style-name="p308-1-1"> 가. 소화물의 범위와 운임은 이를 역에 게시하여야 한다.</text:span></text:p>
      <text:p text:style-name="바탕글"><text:span text:style-name="p309-1-1"> 나. 소화물은 소화물차 또는 수화물차에 의하여 운송하여야 한다.</text:span></text:p>
      <text:p text:style-name="바탕글"><text:span text:style-name="p310-1-1"> 다. 소화물의 인도에 있어서의 상환증을 소지하지 아니한 자는 그수취할 권리가 있음을 증명  </text:span><text:span text:style-name="p310-2-1">     하지 않으면 이의 인도를 청구할 수 없다.</text:span></text:p>
      <text:p text:style-name="바탕글"><text:span text:style-name="p311-1-1"> 라. 소화물은 화차에 의하여 운송하여서는 아니된다.</text:span></text:p>
      <text:p text:style-name="바탕글"/>
      <text:p text:style-name="바탕글"><text:span text:style-name="p313-1-1">49. 소화물취급에 있어 탁송금지의 경우가 아닌것은 ?   (수화물의 경우도 준용)</text:span></text:p>
      <text:p text:style-name="바탕글"><text:span text:style-name="p314-1-1"> 가. 화약류 물품</text:span></text:p>
      <text:p text:style-name="바탕글"><text:span text:style-name="p315-1-1"> 나. 나쁜냄새가 나거나 불결한 물품으로 소화물 전용열차에 의해 탁송할 경우</text:span></text:p>
      <text:p text:style-name="바탕글"><text:span text:style-name="p316-1-1"> 다. 용적이나 증량이 과대한 물품</text:span></text:p>
      <text:p text:style-name="바탕글"><text:span text:style-name="p317-1-1"> 라. 위해가 생길우려가 있는 물품</text:span></text:p>
      <text:p text:style-name="바탕글"/>
      <text:p text:style-name="바탕글"><text:span text:style-name="p319-1-1">50. 철도경영자는 도착후 몇시간내에 인수를 하지 아니하는 소화물에 대하여 철도경영자가 </text:span></text:p>
      <text:p text:style-name="바탕글"><text:span text:style-name="p320-1-1">    고시하는바에 의한 보관료를 청구할 수 있는가 ?   (수화물의 경우도 준용)</text:span></text:p>
      <text:p text:style-name="바탕글"><text:span text:style-name="p321-1-1"> 가. 12시간         나. 24시간           다. 36시간            라. 48시간</text:span></text:p>
      <text:p text:style-name="바탕글"/>
      <text:p text:style-name="바탕글"><text:span text:style-name="p323-1-1">51. 다음은 수화물 운송에 관한 설명이다. 잘못된 것은 ?</text:span></text:p>
      <text:p text:style-name="바탕글"><text:span text:style-name="p324-1-1"> 가. 여객은 그 여행에 필요한 물품에 한하여 수화물로 탁송할 수 있다.</text:span></text:p>
      <text:p text:style-name="바탕글"><text:span text:style-name="p325-1-1"> 나. 탁송수화물은 여객과 동일열차로 이를 운송하여야 한다.</text:span></text:p>
      <text:p text:style-name="바탕글"><text:span text:style-name="p326-1-1"> 다. 부득이한 사유가 있을때에는 여객운송열차와 동일한 일자의 열차로 이를 운송할수 있다.</text:span></text:p>
      <text:p text:style-name="바탕글"><text:span text:style-name="p327-1-1"> 라. 철도경영자는 도착후 24시간내에 인수를 하지 아니하는 수화물에 대하여는 철도경영자가  </text:span><text:span text:style-name="p327-2-1">     고시하는바에 의하여 보관료를 청구할 수 있다.</text:span></text:p>
      <text:p text:style-name="바탕글"/>
      <text:p text:style-name="바탕글"><text:span text:style-name="p329-1-1">52. 화약류운송에 있어서 화약류의 범위는 어떤 규정으로 정하는가 ?</text:span></text:p>
      <text:p text:style-name="바탕글"><text:span text:style-name="p330-1-1"> 가. 철도법         나. 대통령령         다. 건설교통부령       라. 총포화약류 단속법</text:span></text:p>
      <text:p text:style-name="바탕글"/>
      <text:p text:style-name="바탕글"><text:span text:style-name="p332-1-1">53. 철도에 의하여 운송할수 없는 운송금지 화약류가 아닌것은 ?</text:span></text:p>
      <text:p text:style-name="바탕글"><text:span text:style-name="p333-1-1"> 가. 습한기폭약                          나. 뇌홍질화연</text:span></text:p>
      <text:p text:style-name="바탕글"><text:span text:style-name="p334-1-1"> 다. 니트로글린세린                      라. 점화,점폭약류를 붙인폭약</text:span></text:p>
      <text:p text:style-name="바탕글"/>
      <text:p text:style-name="바탕글"><text:span text:style-name="p336-1-1">54. 화약류의 포장은 무슨 법령이 정하는바에 의하는가 ?</text:span></text:p>
      <text:p text:style-name="바탕글"><text:span text:style-name="p337-1-1"> 가. 철도법       나. 대통령령        다. 건설교통부령       라. 총포화약류 단속법 </text:span></text:p>
      <text:p text:style-name="바탕글"/>
      <text:p text:style-name="바탕글"><text:span text:style-name="p339-1-1">55. 다음은 화약류운송에 관한 기술이다. 틀린내용은 ?</text:span></text:p>
      <text:p text:style-name="바탕글"><text:span text:style-name="p340-1-1"> 가. 화약류의 송화인이 총포.도검. 화약류의 단속에 관한 법령에의하여 당해관청의 운반</text:span></text:p>
      <text:p text:style-name="바탕글"><text:span text:style-name="p341-1-1">     허가증을 얻어야 할때에는 철도청장은 그허가증을 검사하여 승인한후 운송하여야 한다.</text:span></text:p>
      <text:p text:style-name="바탕글"><text:span text:style-name="p342-1-1"> 나. 1</text:span><text:span text:style-name="p342-1-2">車</text:span><text:span text:style-name="p342-1-3">를 전용하여 적재할 화약류의 운송을 수탁한때에는 철도경영자는 호송인을 동일열차  </text:span><text:span text:style-name="p342-2-1">     에 동승시킬것을 화약류의 송화인에게 요구할 수 있다.</text:span></text:p>
      <text:p text:style-name="바탕글"><text:span text:style-name="p343-1-1"> 다. 호송인은 화약류를 적재한 화차에 승차할 수 없다.</text:span></text:p>
      <text:p text:style-name="바탕글"><text:span text:style-name="p344-1-1"> 라. 호송인의 승차임은 보통 여객운임의 정액이내로 한다.</text:span></text:p>
      <text:p text:style-name="바탕글"/>
      <text:p text:style-name="바탕글"><text:span text:style-name="p346-1-1">56. 철도경영자는 화약류의 수화인이 화약류도착후 몇시간이 경과하여도 하화(</text:span><text:span text:style-name="p346-1-2">下貨)</text:span><text:span text:style-name="p346-1-3">를 하지</text:span></text:p>
      <text:p text:style-name="바탕글"><text:span text:style-name="p347-1-1">   아니할 때에는 그 화약류 적재화차를 격리된 선로에 옮겨 위험방지의 조치를 하여야 </text:span></text:p>
      <text:p text:style-name="바탕글"><text:span text:style-name="p348-1-1">   하는가?</text:span></text:p>
      <text:p text:style-name="바탕글"><text:span text:style-name="p349-1-1"> 가. 1시간        나. 3시간         다. 5시간            라. 지체없이</text:span></text:p>
      <text:p text:style-name="바탕글"/>
      <text:p text:style-name="바탕글"><text:span text:style-name="p351-1-1">57. 화약류의 포장은 어떤 규정을 적용하는가 ?</text:span></text:p>
      <text:p text:style-name="바탕글"><text:span text:style-name="p352-1-1"> 가. 철도법       나. 철도운송규정     다. 건설교통부령      라. 철도청고시</text:span></text:p>
      <text:p text:style-name="바탕글"/>
      <text:p text:style-name="바탕글"/>
      <text:p text:style-name="바탕글"/>
      <text:p text:style-name="바탕글"/>
      <text:p text:style-name="바탕글"><text:span text:style-name="p357-1-1">58. 화약류의 수화인은 화약류가 도착하면 언제까지 이를 역외에 반출하여야 하는가 ?</text:span></text:p>
      <text:p text:style-name="바탕글"><text:span text:style-name="p358-1-1"> 가. 1시간        나. 3시간          다. 5시간            라. 지체없이</text:span></text:p>
      <text:p text:style-name="바탕글"/>
      <text:p text:style-name="바탕글"><text:span text:style-name="p360-1-1">59. 화물의 멸실.훼손 또는 연착으로 인한 철도경영자의 손해배상책임에 관하여는 어떤 규정  </text:span><text:span text:style-name="p360-2-1">    을 적용하는가 ?</text:span></text:p>
      <text:p text:style-name="바탕글"><text:span text:style-name="p361-1-1"> 가. 철도법      나. 상법제135조    다. 철도운송규정      라. 건설교통부령</text:span></text:p>
      <text:p text:style-name="바탕글"/>
      <text:p text:style-name="바탕글"><text:span text:style-name="p363-1-1">60. 화물의 멸실.훼손 또는 연착으로 인한 철도경영자의 손해배상의 절차에 관하여는 어떤 규  </text:span><text:span text:style-name="p363-2-1">    정을 적용하는가 ?</text:span></text:p>
      <text:p text:style-name="바탕글"><text:span text:style-name="p364-1-1"> 가. 철도법     나. 상법제135조    다. 철도운송규정(대통령령)     라. 건설교통부령</text:span></text:p>
      <text:p text:style-name="바탕글"/>
      <text:p text:style-name="바탕글"><text:span text:style-name="p366-1-1">61. 화주(</text:span><text:span text:style-name="p366-1-2">貨主)</text:span><text:span text:style-name="p366-1-3">가 철도경영자로부터 화물불인도시의 손해배상청구에 의하여 배상받을수 있는  </text:span><text:span text:style-name="p366-2-1">    시기는 화물인도기간 만료후 몇월을 경과하면 되는가 ?</text:span></text:p>
      <text:p text:style-name="바탕글"><text:span text:style-name="p367-1-1"> 가. 1월        나. 2월             다. 3월             라. 6월</text:span></text:p>
      <text:p text:style-name="바탕글"/>
      <text:p text:style-name="바탕글"><text:span text:style-name="p369-1-1">62. 화물불인도시의 배상을 받을자가 그배상액을 청구할 경우 그수취에 관한 유보를 한때에는  </text:span><text:span text:style-name="p369-2-1">    화물의 도착통지를 받은후 몇월내에 한하여 배상금을 반환하고 그화물의 인도를 받을수 </text:span></text:p>
      <text:p text:style-name="바탕글"><text:span text:style-name="p370-1-1">    있는가 ? </text:span></text:p>
      <text:p text:style-name="바탕글"><text:span text:style-name="p371-1-1"> 가. 1월        나. 2월             다. 3월             라. 6월</text:span></text:p>
      <text:p text:style-name="바탕글"/>
      <text:p text:style-name="바탕글"><text:span text:style-name="p373-1-1">63. 철도선로 인접지역안의 건축.굴착공사등의 금지.제한을 명령할수있는 것은 누구인가</text:span><text:span text:style-name="p373-1-2">？</text:span></text:p>
      <text:p text:style-name="바탕글"><text:span text:style-name="p374-1-1"> 가. 대통령       나. 건설교통부장관       다. 지방자치단체의장     라. 철도청장</text:span></text:p>
      <text:p text:style-name="바탕글"/>
      <text:p text:style-name="바탕글"><text:span text:style-name="p376-1-1">64. 철도경계선은 어느것을 말하는가</text:span><text:span text:style-name="p376-1-2">？</text:span></text:p>
      <text:p text:style-name="바탕글"><text:span text:style-name="p377-1-1"> 가. 가장바깥쪽 레일의 끝선      나. 가장바깥쪽 도상의 끝선</text:span></text:p>
      <text:p text:style-name="바탕글"><text:span text:style-name="p378-1-1"> 다. 가장바깥쪽 레일의 끝선으로 부터 30미터 이내의 범위안</text:span></text:p>
      <text:p text:style-name="바탕글"><text:span text:style-name="p379-1-1"> 라. 가장바깥쪽 도상의 끝선으로 부터 30미터 이내의 범위안</text:span></text:p>
      <text:p text:style-name="바탕글"/>
      <text:p text:style-name="바탕글"><text:span text:style-name="p381-1-1">65. 철도경계선으로부터 30</text:span><text:span text:style-name="p381-1-2">m</text:span><text:span text:style-name="p381-1-3">이내의 범위안에서 대통령령이 정하는바에 따라 건설교통부장관  </text:span><text:span text:style-name="p381-2-1">    에게 신고하여야 하는 해당 행위가 아닌것은</text:span><text:span text:style-name="p381-2-2">？</text:span></text:p>
      <text:p text:style-name="바탕글"><text:span text:style-name="p382-1-1"> 가. 대나무의 식재</text:span></text:p>
      <text:p text:style-name="바탕글"><text:span text:style-name="p383-1-1"> 나. 철도주변의 경관을 해치는 시설의 설치</text:span></text:p>
      <text:p text:style-name="바탕글"><text:span text:style-name="p384-1-1"> 다. 토지의 형질변경</text:span></text:p>
      <text:p text:style-name="바탕글"><text:span text:style-name="p385-1-1"> 라. 건물,공작물등의 유지보수</text:span></text:p>
      <text:p text:style-name="바탕글"/>
      <text:p text:style-name="바탕글"/>
      <text:p text:style-name="바탕글"><text:span text:style-name="p388-1-1">66. 철도경계선으로 30</text:span><text:span text:style-name="p388-1-2">m</text:span><text:span text:style-name="p388-1-3">범위안에서 대통령령이 정하는바에 따라 건설교통부장관에게 신고하  </text:span><text:span text:style-name="p388-2-1">    여야 하는 해당행위가 아닌 것은</text:span><text:span text:style-name="p388-2-2">？</text:span></text:p>
      <text:p text:style-name="바탕글"><text:span text:style-name="p389-1-1"> 가. 건설교통부장관이 열차의 안전운행을 저해할 우려가 있다고 인정하는 행위</text:span></text:p>
      <text:p text:style-name="바탕글"><text:span text:style-name="p390-1-1"> 나. 토석의 채취 </text:span><text:span text:style-name="p390-1-2">‧</text:span><text:span text:style-name="p390-1-3">채굴 또는 대나무의 식재</text:span></text:p>
      <text:p text:style-name="바탕글"><text:span text:style-name="p391-1-1"> 다. 건물.공작물등의 유지보수</text:span></text:p>
      <text:p text:style-name="바탕글"><text:span text:style-name="p392-1-1"> 라. 철도선로의 상하를 횡단하는 시설공사</text:span></text:p>
      <text:p text:style-name="바탕글"/>
      <text:p text:style-name="바탕글"/>
      <text:p text:style-name="바탕글"><text:span text:style-name="p395-1-1">67. 철도선로 인접지역내 방목금지는 철도선로로 부터 몇 </text:span><text:span text:style-name="p395-1-2">m</text:span><text:span text:style-name="p395-1-3">이내의 지역을 말하는가</text:span><text:span text:style-name="p395-1-4">？</text:span></text:p>
      <text:p text:style-name="바탕글"><text:span text:style-name="p396-1-1"> 가. 20</text:span><text:span text:style-name="p396-1-2">m              </text:span><text:span text:style-name="p396-1-3">나. 30</text:span><text:span text:style-name="p396-1-4">m </text:span></text:p>
      <text:p text:style-name="바탕글"><text:span text:style-name="p397-1-1"> 다. 50</text:span><text:span text:style-name="p397-1-2">m              </text:span><text:span text:style-name="p397-1-3">라. 100</text:span><text:span text:style-name="p397-1-4">m</text:span></text:p>
      <text:p text:style-name="바탕글"/>
      <text:p text:style-name="바탕글"><text:span text:style-name="p399-1-1">68. 다음은 철도법의 철도경영자의 책임에 대한 설명이다. 잘못된 것은 ?</text:span></text:p>
      <text:p text:style-name="바탕글"><text:span text:style-name="p400-1-1"> 가. 철도경계선으로부터 30</text:span><text:span text:style-name="p400-1-2">m </text:span><text:span text:style-name="p400-1-3">이내의 범위안에서 건설교통부장관에게 신고하여야 하는 해당  </text:span><text:span text:style-name="p400-2-1">     행위를 신고받은 건설교통부장관은 당해 신고를 한자에 대하여 열차의 안전운행 및 철  </text:span><text:span text:style-name="p400-3-1">     도보호를 위하여 당해 행위의금지 또는 제한을 명하거나 대통령령이 정하는 필요한 조  </text:span><text:span text:style-name="p400-4-1">     치를 하도록 명할 수 있다.</text:span></text:p>
      <text:p text:style-name="바탕글"><text:span text:style-name="p401-1-1"> 나. 국가는 상기조항에 의한 금지 또는 제한으로 인하여 손실을 받은자가 있을때에는 건설교  </text:span><text:span text:style-name="p401-2-1">     통부령이 정하는 바에의하여 그금지 또는 제한으로 인하여 받은 손실을 보상한다.</text:span></text:p>
      <text:p text:style-name="바탕글"><text:span text:style-name="p402-1-1"> 다. 누구든지 철도선로 또는 대통령령이 정하는 철도용지내를 철도직원의 승락없이 통행하거  </text:span><text:span text:style-name="p402-2-1">     나 출입할 수 없다.</text:span></text:p>
      <text:p text:style-name="바탕글"><text:span text:style-name="p403-1-1"> 라. 철도직원의 승낙없이 철도와 교차된 도로를 통행하거나 출입할 수 있다.</text:span></text:p>
      <text:p text:style-name="바탕글"/>
      <text:p text:style-name="바탕글"><text:span text:style-name="p405-1-1">69. 다음 사실이 있을때에는 철도직원이 여객을 차외로 퇴거시킬수 있으며 이미 지불한 운임  </text:span><text:span text:style-name="p405-2-1">    은 반환하지 않는다. 해당되지 않는 것은 ?</text:span></text:p>
      <text:p text:style-name="바탕글"><text:span text:style-name="p406-1-1"> 가. 유효한 승차권을 소지하지 아니한 때</text:span></text:p>
      <text:p text:style-name="바탕글"><text:span text:style-name="p407-1-1"> 나. 승차권의 검사를 거부하는 때</text:span></text:p>
      <text:p text:style-name="바탕글"><text:span text:style-name="p408-1-1"> 다. 운임 또는 부가운임의 지불을 거부하는 때</text:span></text:p>
      <text:p text:style-name="바탕글"><text:span text:style-name="p409-1-1"> 라. 열차운전중 차량의 측면에 있는 출입문을 연 때</text:span></text:p>
      <text:p text:style-name="바탕글"/>
      <text:p text:style-name="바탕글"><text:span text:style-name="p411-1-1">70. 다음 사실이 있을때에는 철도직원이 공중 또는 여객을 차외로 퇴거시킬수 있으며 이미 지  </text:span><text:span text:style-name="p411-2-1">    불한 운임은 반환하지 않는다. 해당되지 않는 것은 ?</text:span></text:p>
      <text:p text:style-name="바탕글"><text:span text:style-name="p412-1-1"> 가. 열차가 운행중 타거나 내린때</text:span></text:p>
      <text:p text:style-name="바탕글"><text:span text:style-name="p413-1-1"> 나. 여객이 철도운송에 관한 법령을 위반하여 전염병환자를 승차 시킨때</text:span></text:p>
      <text:p text:style-name="바탕글"><text:span text:style-name="p414-1-1"> 다. 전염병환자가 그 병증을 숨기고 승차한때</text:span></text:p>
      <text:p text:style-name="바탕글"><text:span text:style-name="p415-1-1"> 라. 열차중 여객승용에 쓰이지 아니하는 장소에 타서 철도직원의 제지에 따르지 아니 하는때</text:span></text:p>
      <text:p text:style-name="바탕글"/>
      <text:p text:style-name="바탕글"/>
      <text:p text:style-name="바탕글"/>
      <text:p text:style-name="바탕글"><text:span text:style-name="p419-1-1">71. 다음 사실이 있을때에는 철도직원이 공중, 여객, 가축 또는 위험품을 차외 또는 대통령령  </text:span><text:span text:style-name="p419-2-1">    이 정하는 지역외로 퇴거시키거나 하화시킬 수 있으며 이미 지불한 운임은 반환하지 않  </text:span><text:span text:style-name="p419-3-1">    는다. 해당되지 않는 것은 ?</text:span></text:p>
      <text:p text:style-name="바탕글"><text:span text:style-name="p420-1-1"> 가. 철도운송에 관한 법령을 위반하여 화약류 기타 폭발 위험품을 탁송하거나 차중에 휴대한  </text:span><text:span text:style-name="p420-2-1">     때</text:span></text:p>
      <text:p text:style-name="바탕글"><text:span text:style-name="p421-1-1"> 나. 철도직원의 제지에 따르지 아니하고 역 또는 철도지역내의 금연장소 또는 흡연이 금지된  </text:span><text:span text:style-name="p421-2-1">     차안에서 흡연을 한 때</text:span></text:p>
      <text:p text:style-name="바탕글"><text:span text:style-name="p422-1-1"> 다. 차내, 역 기타 철도지역내에서 여객 또는 공중에 대하여 기부를 청하거나 물품을 판매   </text:span><text:span text:style-name="p422-2-1">     또는 배부하거나 기타 연설 , 권유등의 행위를 하는 때</text:span></text:p>
      <text:p text:style-name="바탕글"><text:span text:style-name="p423-1-1"> 라. 철도직원의직무상 지시에 따르지 않거나, 열차안에서의 여객의금지 행위를 한때 또는 화  </text:span><text:span text:style-name="p423-2-1">     약류 기타 위험 발생의 우려가 있거나 객석 또는 통로를 차지할 물건이거나 불결하거나  </text:span><text:span text:style-name="p423-3-1">     나쁜냄새등으로 인하여 동승자에게 불쾌감을 줄 동물기타의 물건을 차내에 휴대한 때</text:span></text:p>
      <text:p text:style-name="바탕글"/>
      <text:p text:style-name="바탕글"><text:span text:style-name="p425-1-1">72. 다음 사실이 있을때에는 철도직원이 대통령령이 정하는 지역외로 퇴거시킬 수 있다. 아닌  </text:span><text:span text:style-name="p425-2-1">    경우는 ?</text:span></text:p>
      <text:p text:style-name="바탕글"><text:span text:style-name="p426-1-1"> 가. 철도선로 인접지역안의 금지 또는 제한을 위반 한 때</text:span></text:p>
      <text:p text:style-name="바탕글"><text:span text:style-name="p427-1-1"> 나. 철도선로로부터 30미터 이내의 지역에서 방목을 한 때</text:span></text:p>
      <text:p text:style-name="바탕글"><text:span text:style-name="p428-1-1"> 다. 철도선로 또는 대통령령이 정하는 철도용지내를 철도직원의 승낙없이 출입한 때</text:span></text:p>
      <text:p text:style-name="바탕글"><text:span text:style-name="p429-1-1"> 라. 철도와 교차된 도로를 철도직원의 승낙없이 출입한 때</text:span></text:p>
      <text:p text:style-name="바탕글"/>
      <text:p text:style-name="바탕글"><text:span text:style-name="p431-1-1">73. 전철기,신호기를 개조,훼손 또는 철거한 자에 대하여는 어떻게 처벌하는가</text:span><text:span text:style-name="p431-1-2">？</text:span></text:p>
      <text:p text:style-name="바탕글"><text:span text:style-name="p432-1-1"> 가. 1년이하의 징역 또는 50만원 이하의 벌금</text:span></text:p>
      <text:p text:style-name="바탕글"><text:span text:style-name="p433-1-1"> 나. 5년이하의 징역 또는 2,000만원 이하의 벌금</text:span></text:p>
      <text:p text:style-name="바탕글"><text:span text:style-name="p434-1-1"> 다. 10년이하의 징역</text:span></text:p>
      <text:p text:style-name="바탕글"><text:span text:style-name="p435-1-1"> 라. 3년이하의 또는 1천만원 이하의 벌금 이나 구류 또는 과료</text:span></text:p>
      <text:p text:style-name="바탕글"/>
      <text:p text:style-name="바탕글"><text:span text:style-name="p437-1-1">74. 차량, 역 기타 철도지역내의 표지게시를 개조,훼손 또는 철거하거나 등화를 끄거나 </text:span></text:p>
      <text:p text:style-name="바탕글"><text:span text:style-name="p438-1-1">   그효용을 잃게한 자에 대한 처벌로서 징역형은 몇 년이하 인가</text:span><text:span text:style-name="p438-1-2">？</text:span></text:p>
      <text:p text:style-name="바탕글"><text:span text:style-name="p439-1-1"> 가. 1년      나. 3년      다. 5년       라. 10년</text:span></text:p>
      <text:p text:style-name="바탕글"/>
      <text:p text:style-name="바탕글"><text:span text:style-name="p441-1-1">75. 차량부속품을 훼손 또는 철거한자에 대한 처벌로서 징역형은 몇 년이하 인가</text:span><text:span text:style-name="p441-1-2">？</text:span></text:p>
      <text:p text:style-name="바탕글"><text:span text:style-name="p442-1-1"> 가. 1년     나. 3년     다. 5년       라.10년</text:span></text:p>
      <text:p text:style-name="바탕글"/>
      <text:p text:style-name="바탕글"><text:span text:style-name="p444-1-1">76. 열차 경보기를 함부로 사용한자에 대한 처벌로서 징역형은 몇 년이하 인가</text:span><text:span text:style-name="p444-1-2">？</text:span></text:p>
      <text:p text:style-name="바탕글"><text:span text:style-name="p445-1-1"> 가. 1년      나. 3년     다. 5년       라. 10년</text:span></text:p>
      <text:p text:style-name="바탕글"/>
      <text:p text:style-name="바탕글"><text:span text:style-name="p447-1-1">77. 전철설비,전력설비를 훼손하거나 그기능을 잃게한자에 대한 처벌로서 징역형은 </text:span></text:p>
      <text:p text:style-name="바탕글"><text:span text:style-name="p448-1-1">    몇 년이하 인가</text:span><text:span text:style-name="p448-1-2">？</text:span></text:p>
      <text:p text:style-name="바탕글"><text:span text:style-name="p449-1-1"> 가. 1년     나. 3년     다. 5년      라. 10년</text:span></text:p>
      <text:p text:style-name="바탕글"/>
      <text:p text:style-name="바탕글"><text:span text:style-name="p451-1-1">78. 폭행,협박으로 철도직원의 직무집행을 방해한자에 대한 처벌은</text:span><text:span text:style-name="p451-1-2">？</text:span></text:p>
      <text:p text:style-name="바탕글"><text:span text:style-name="p452-1-1"> 가. 1년이하의 징역 또는 50만원 이하의 벌금</text:span></text:p>
      <text:p text:style-name="바탕글"><text:span text:style-name="p453-1-1"> 나. 2년이하의 징역 또는 1000만원 이하의 벌금</text:span></text:p>
      <text:p text:style-name="바탕글"><text:span text:style-name="p454-1-1"> 다. 5년이하의 징역</text:span></text:p>
      <text:p text:style-name="바탕글"><text:span text:style-name="p455-1-1"> 라. 7년이하의 징역</text:span></text:p>
      <text:p text:style-name="바탕글"/>
      <text:p text:style-name="바탕글"/>
      <text:p text:style-name="바탕글"><text:span text:style-name="p458-1-1">※ 73 </text:span><text:span text:style-name="p458-1-2">~ 78</text:span><text:span text:style-name="p458-1-3">번에 대한 처벌은 열차운행에 지장을 일으키게된 경우는 그죄에 정한 형의 </text:span></text:p>
      <text:p text:style-name="바탕글"><text:span text:style-name="p459-1-1">   1/2까지가 중한다</text:span></text:p>
      <text:p text:style-name="바탕글"/>
      <text:p text:style-name="바탕글"/>
      <text:p text:style-name="바탕글"><text:span text:style-name="p462-1-1">79. 여객이 철도운송에 관한 법령에 위반하여 전염병 환자를 승차시킨 때와 전염병환자가 </text:span></text:p>
      <text:p text:style-name="바탕글"><text:span text:style-name="p463-1-1">    그병증을 숨기고 승차한 때에 대한 처벌은</text:span><text:span text:style-name="p463-1-2">？</text:span></text:p>
      <text:p text:style-name="바탕글"><text:span text:style-name="p464-1-1"> 가. 50만원 이하의 벌금</text:span></text:p>
      <text:p text:style-name="바탕글"><text:span text:style-name="p465-1-1"> 나. 50만원 이하의 벌금,구류 또는 과료</text:span></text:p>
      <text:p text:style-name="바탕글"><text:span text:style-name="p466-1-1"> 다. 1년이하의 징역 또는 300만원 이하의 벌금</text:span></text:p>
      <text:p text:style-name="바탕글"><text:span text:style-name="p467-1-1"> 라. 3월이하의 징역 또는 5만원 이하의 벌금이나 구류 또는 과료</text:span></text:p>
      <text:p text:style-name="바탕글"/>
      <text:p text:style-name="바탕글"><text:span text:style-name="p469-1-1">80. 탁송화물의 종류 또는 성질을 사칭하는 자에 대한 처벌은</text:span><text:span text:style-name="p469-1-2">？</text:span></text:p>
      <text:p text:style-name="바탕글"><text:span text:style-name="p470-1-1"> 가. 50만원 이하의 벌금        나. 50만원 이하의 벌금, 구류 또는 과료</text:span></text:p>
      <text:p text:style-name="바탕글"><text:span text:style-name="p471-1-1"> 다. 1년이하의 징역 또는 50만원 이하의 벌금</text:span></text:p>
      <text:p text:style-name="바탕글"><text:span text:style-name="p472-1-1"> 라. 2년이하의 벌금 또는 500만원 이하의 벌금</text:span></text:p>
      <text:p text:style-name="바탕글"/>
      <text:p text:style-name="바탕글"><text:span text:style-name="p474-1-1">81. 철도운송에 관한법령에 위반하여 화약류 기타 폭발위험품을 탁송하거나 차중에 휴대한 </text:span></text:p>
      <text:p text:style-name="바탕글"><text:span text:style-name="p475-1-1">    자에 대한 벌칙은</text:span><text:span text:style-name="p475-1-2">？</text:span></text:p>
      <text:p text:style-name="바탕글"><text:span text:style-name="p476-1-1"> 가. 50만원 이하의 벌금,구류 또는 과료</text:span></text:p>
      <text:p text:style-name="바탕글"><text:span text:style-name="p477-1-1"> 나. 1년이하의 징역 또는 50만원 이하의 벌금</text:span></text:p>
      <text:p text:style-name="바탕글"><text:span text:style-name="p478-1-1"> 다. 2년이하의 징역 또는 500만원 이하의 벌금</text:span></text:p>
      <text:p text:style-name="바탕글"><text:span text:style-name="p479-1-1"> 라. 5년이하의 징역</text:span></text:p>
      <text:p text:style-name="바탕글"/>
      <text:p text:style-name="바탕글"><text:span text:style-name="p481-1-1">82. 법령에 의하지 아니하고 차내,역 기타 철도 지역내에서 발포한자와 열차를 향하여 돌</text:span></text:p>
      <text:p text:style-name="바탕글"><text:span text:style-name="p482-1-1">    기타 위험한 물건을 던진 자에 대한 벌칙은</text:span><text:span text:style-name="p482-1-2">？</text:span></text:p>
      <text:p text:style-name="바탕글"><text:span text:style-name="p483-1-1"> 가. 50만원 이하의 벌금,구료 또는 과료</text:span></text:p>
      <text:p text:style-name="바탕글"><text:span text:style-name="p484-1-1"> 나. 1년이하의 징역 또는 50만원 이하의 벌금,구류 또는 과료</text:span></text:p>
      <text:p text:style-name="바탕글"><text:span text:style-name="p485-1-1"> 다. 1년이하의 징역 또는 300만원 이하의 벌금</text:span></text:p>
      <text:p text:style-name="바탕글"><text:span text:style-name="p486-1-1"> 라. 2년이하의 징역 또는 500만원 이하의 벌금</text:span></text:p>
      <text:p text:style-name="바탕글"><text:span text:style-name="p487-1-1">※ </text:span><text:span text:style-name="p487-1-2">상기 죄를 범하여 열차운행에 지장을 일으키게 한자는 그죄에 대한 형의 1/2까지 가중한다</text:span></text:p>
      <text:p text:style-name="바탕글"/>
      <text:p text:style-name="바탕글"><text:span text:style-name="p489-1-1">83. 철도선로에 물건을 방치한자에 대한 벌칙은</text:span><text:span text:style-name="p489-1-2">？</text:span></text:p>
      <text:p text:style-name="바탕글"><text:span text:style-name="p490-1-1"> 가. 1년이하의 징역 또는 50만원 이하의 벌금,구류 또는 과료</text:span></text:p>
      <text:p text:style-name="바탕글"><text:span text:style-name="p491-1-1"> 나. 50만원 이하의 벌금,구류 또는 과료</text:span></text:p>
      <text:p text:style-name="바탕글"><text:span text:style-name="p492-1-1"> 다. 1년이하의 징역 또는 300만원 이하의 벌금</text:span></text:p>
      <text:p text:style-name="바탕글"><text:span text:style-name="p493-1-1"> 라. 2년이하의 징역 또는 500만원 이하의 벌금</text:span></text:p>
      <text:p text:style-name="바탕글"><text:span text:style-name="p494-1-1">※ </text:span><text:span text:style-name="p494-1-2">상기 죄를 범하여 열차운행에 지장을 일으키게 한자는 3년 이하의 징역에 처한다</text:span></text:p>
      <text:p text:style-name="바탕글"><text:span text:style-name="p495-1-1">※ </text:span><text:span text:style-name="p495-1-2">철도선로 : 궤도 및 이에 부속되는 보선용 통로 기타 시설로서 궤도의 중심으로부터 양측  </text:span><text:span text:style-name="p495-2-1">   으로 폭 3미터 이내의 장소에 있는 것을 말한다.</text:span></text:p>
      <text:p text:style-name="바탕글"/>
      <text:p text:style-name="바탕글"><text:span text:style-name="p497-1-1">84. 철도선로 인접지역 안의 건축.굴착공사등에 대한 신고를 하지 아니하거나 금지 또는 제한  </text:span><text:span text:style-name="p497-2-1">    이나 명령에 위반한자에 대한 벌칙은</text:span><text:span text:style-name="p497-2-2">？</text:span></text:p>
      <text:p text:style-name="바탕글"><text:span text:style-name="p498-1-1"> 가. 1년이하의 징역 또는 50만원 이하의 벌금</text:span></text:p>
      <text:p text:style-name="바탕글"><text:span text:style-name="p499-1-1"> 나. 2년이하의 징역 또는 500만원 이하의 벌금</text:span></text:p>
      <text:p text:style-name="바탕글"><text:span text:style-name="p500-1-1"> 다. 2년이하의 징역 또는 1,000만원 이하의 벌금이나 구류 또는 과료</text:span></text:p>
      <text:p text:style-name="바탕글"><text:span text:style-name="p501-1-1"> 라. 5년이하의 징역</text:span></text:p>
      <text:p text:style-name="바탕글"/>
      <text:p text:style-name="바탕글"><text:span text:style-name="p503-1-1">85. 철도선로 인접지역내  철도선로 또는 철도용지내 통행금지를 위반한 자에 대한 벌칙은</text:span><text:span text:style-name="p503-1-2">？</text:span></text:p>
      <text:p text:style-name="바탕글"><text:span text:style-name="p504-1-1"> 가. 1년이하의 징역 또는 50만원 이하의 벌금,구류 또는 과료</text:span></text:p>
      <text:p text:style-name="바탕글"><text:span text:style-name="p505-1-1"> 나. 2년이하의 징역 또는 500만원 이하의 벌금</text:span></text:p>
      <text:p text:style-name="바탕글"><text:span text:style-name="p506-1-1"> 다. 2년이하의 징역 또는 1,000만원 이하의 벌금이나 구류 또는 과료</text:span></text:p>
      <text:p text:style-name="바탕글"><text:span text:style-name="p507-1-1"> 라. 5년이하의 징역</text:span></text:p>
      <text:p text:style-name="바탕글"/>
      <text:p text:style-name="바탕글"><text:span text:style-name="p509-1-1">※ 84 </text:span><text:span text:style-name="p509-1-2">~ 85</text:span><text:span text:style-name="p509-1-3">번의 죄를 범하여 열차운행에 지장을 일으키게 한자는 그죄에 대한 형의 1/2까지   </text:span><text:span text:style-name="p509-2-1">   가중한다</text:span></text:p>
      <text:p text:style-name="바탕글"/>
      <text:p text:style-name="바탕글"><text:span text:style-name="p511-1-1">※ 84 </text:span><text:span text:style-name="p511-1-2">~ 85</text:span><text:span text:style-name="p511-1-3">번의 죄를 범하여 사람을 사상에 이르게 한자는 5년이하의 징역 또는 2천만원 </text:span></text:p>
      <text:p text:style-name="바탕글"><text:span text:style-name="p512-1-1">   이하의 벌금에 처한다</text:span></text:p>
      <text:p text:style-name="바탕글"/>
      <text:p text:style-name="바탕글"><text:span text:style-name="p514-1-1">※ </text:span><text:span text:style-name="p514-1-2">철도법 제76조의 철도선로 인접지역안의 건축</text:span><text:span text:style-name="p514-1-3">‧</text:span><text:span text:style-name="p514-1-4">굴착공사 등의 제한에 대한 내용은 상기문  </text:span><text:span text:style-name="p514-2-1">   제의 대상이 되므로 반드시 숙지할 것.</text:span></text:p>
      <text:p text:style-name="바탕글"/>
      <text:p text:style-name="바탕글"><text:span text:style-name="p516-1-1">86. 여객이 열차가 운행중 타거나 내린때에 대한 벌칙은</text:span><text:span text:style-name="p516-1-2">？</text:span></text:p>
      <text:p text:style-name="바탕글"><text:span text:style-name="p517-1-1"> 가. 50만원 이하의 벌금,구류 또는 과료</text:span></text:p>
      <text:p text:style-name="바탕글"><text:span text:style-name="p518-1-1"> 나. 1년이하의 징역 또는 50만원 이하의 벌금</text:span></text:p>
      <text:p text:style-name="바탕글"><text:span text:style-name="p519-1-1"> 다. 2년이하의 징역 또는 500만원 이하의 벌금</text:span></text:p>
      <text:p text:style-name="바탕글"><text:span text:style-name="p520-1-1"> 라. 5만원이하의 벌금,구류 또는 과료</text:span></text:p>
      <text:p text:style-name="바탕글"/>
      <text:p text:style-name="바탕글"/>
      <text:p text:style-name="바탕글"/>
      <text:p text:style-name="바탕글"/>
      <text:p text:style-name="바탕글"><text:span text:style-name="p525-1-1">87. 여객이 열차 운전중 차량의 측면에 있는 출입문을 연때와 열차중 여객승용에 쓰이지 아니  </text:span><text:span text:style-name="p525-2-1">    하는 장소에 탄때에 대한 벌칙은</text:span><text:span text:style-name="p525-2-2">？</text:span></text:p>
      <text:p text:style-name="바탕글"><text:span text:style-name="p526-1-1"> 가. 50만원이하의 벌금</text:span></text:p>
      <text:p text:style-name="바탕글"><text:span text:style-name="p527-1-1"> 나. 50만원이하의 벌금,구류 또는 과료</text:span></text:p>
      <text:p text:style-name="바탕글"><text:span text:style-name="p528-1-1"> 다. 1년이하의 징역 또는 50만원 이하의 벌금,구류 또는 과료</text:span></text:p>
      <text:p text:style-name="바탕글"><text:span text:style-name="p529-1-1"> 라. 5만원이하의 벌금,구류 또는 과료</text:span></text:p>
      <text:p text:style-name="바탕글"/>
      <text:p text:style-name="바탕글"><text:span text:style-name="p531-1-1">88. 여객으로서 승차권을 소지하지아니하고 승차한 때와 승차권에 표시된 구간외의 승차를 한  </text:span><text:span text:style-name="p531-2-1">    자로서 소정의 운임을 지급하지 아니하는 때의 벌칙은</text:span><text:span text:style-name="p531-2-2">？</text:span></text:p>
      <text:p text:style-name="바탕글"><text:span text:style-name="p532-1-1"> 가. 구류 또는 과료</text:span></text:p>
      <text:p text:style-name="바탕글"><text:span text:style-name="p533-1-1"> 나. 20만원 이하의 벌금</text:span></text:p>
      <text:p text:style-name="바탕글"><text:span text:style-name="p534-1-1"> 다. 50만원 이하의 벌금</text:span></text:p>
      <text:p text:style-name="바탕글"><text:span text:style-name="p535-1-1"> 라. 50만원 이하의 벌금, 구류 또는 과료</text:span></text:p>
      <text:p text:style-name="바탕글"><text:span text:style-name="p536-1-1">※ </text:span><text:span text:style-name="p536-1-2">철도법 제 16조의 부가운임 징수에 관련된 조항은 상기문제의 대상이 되므로 반드시 숙지  </text:span><text:span text:style-name="p536-2-1">   할 것 (승차구간에 상당하는 여객운임외에 그의 30배의 범위내 부가운임 징수)</text:span></text:p>
      <text:p text:style-name="바탕글"/>
      <text:p text:style-name="바탕글"><text:span text:style-name="p538-1-1">89. 승차권에 표시된 운임을 초과한 금액으로 승차권을 전매한자에 대한 벌칙은</text:span><text:span text:style-name="p538-1-2">？</text:span></text:p>
      <text:p text:style-name="바탕글"><text:span text:style-name="p539-1-1"> 가. 5만원 이하의 벌금,구류 또는 과료</text:span></text:p>
      <text:p text:style-name="바탕글"><text:span text:style-name="p540-1-1"> 나. 20만원 이하의 벌금,구류 또는 과료</text:span></text:p>
      <text:p text:style-name="바탕글"><text:span text:style-name="p541-1-1"> 다. 50만원 이하의 벌금, 구류 또는 과료</text:span></text:p>
      <text:p text:style-name="바탕글"><text:span text:style-name="p542-1-1"> 라. 1년이하의 징역 또는 50만원 이하의 벌금,구류 또는 과료</text:span></text:p>
      <text:p text:style-name="바탕글"/>
      <text:p text:style-name="바탕글"><text:span text:style-name="p544-1-1">90. 상습 또는 영업으로 승차권에 표시된 운임을 초과한 금액으로 승차권을 전매한 자에 대한  </text:span><text:span text:style-name="p544-2-1">    벌칙은</text:span><text:span text:style-name="p544-2-2">？</text:span></text:p>
      <text:p text:style-name="바탕글"><text:span text:style-name="p545-1-1"> 가. 20만원이하의 벌금,구류 또는 과료</text:span></text:p>
      <text:p text:style-name="바탕글"><text:span text:style-name="p546-1-1"> 나. 50만원이하의 벌금,구류 또는 과료</text:span></text:p>
      <text:p text:style-name="바탕글"><text:span text:style-name="p547-1-1"> 다. 1년이하의 징역 또는 50만원 이하의 벌금,구류 또는 과료</text:span></text:p>
      <text:p text:style-name="바탕글"><text:span text:style-name="p548-1-1"> 라. 1년이하의 징역 또는 300만원 이하의 벌금</text:span></text:p>
      <text:p text:style-name="바탕글"/>
      <text:p text:style-name="바탕글"><text:span text:style-name="p550-1-1">91. 철도직원의 제지에 따르지 아니하고 역 또는 철도지역내의 금연장소 또는 흡연이 금지된  </text:span><text:span text:style-name="p550-2-1">    차안에서 흡연을 한 자에 대한 벌칙은 ?</text:span></text:p>
      <text:p text:style-name="바탕글"><text:span text:style-name="p551-1-1"> 가. 과료                             나. 10만원 이하의 벌금              </text:span></text:p>
      <text:p text:style-name="바탕글"><text:span text:style-name="p552-1-1"> 다. 20만원 이하의 벌금               라. 10만원 이하의 벌금, 구류 또는 과료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><text:span text:style-name="p559-1-1">92. 철도직원의 허락을 받지 아니하고 차내,역 기타 철도지역내에서 여객 또는 공중에 대하여  </text:span><text:span text:style-name="p559-2-1">    기부를 청하거나 물품을 판매 또는 배부하거나 기타연설 권유등의 행위를 한 자에 대한  </text:span><text:span text:style-name="p559-3-1">    벌칙은 ?</text:span></text:p>
      <text:p text:style-name="바탕글"><text:span text:style-name="p560-1-1"> 가. 3월이하의 징역 또는 5만원 이하의 벌금, 구류 또는 과료</text:span></text:p>
      <text:p text:style-name="바탕글"><text:span text:style-name="p561-1-1"> 나. 50만원 이하의 벌금</text:span></text:p>
      <text:p text:style-name="바탕글"><text:span text:style-name="p562-1-1"> 다. 50만원 이하의 벌금, 구류 또는 과료</text:span></text:p>
      <text:p text:style-name="바탕글"><text:span text:style-name="p563-1-1"> 라. 5만원 이하의 벌금, 구류 또는 과료</text:span></text:p>
      <text:p text:style-name="바탕글"/>
      <text:p text:style-name="바탕글"><text:span text:style-name="p565-1-1">93. 철도직원의 직무상 지시에 따르지 아니하는자와 철도법 17조에 의한 열차안에서의 여객의  </text:span><text:span text:style-name="p565-2-1">    금지행위를 위반한자, 화약류 기타 위험발생의 우려가 있는 물건을 제외한 객차내에서    </text:span><text:span text:style-name="p565-3-1">    휴대가 금지되거나 제한된 물건을 휴대한 자에 대한 벌칙은 ?</text:span></text:p>
      <text:p text:style-name="바탕글"><text:span text:style-name="p566-1-1"> 가. 구류 또는 과료</text:span></text:p>
      <text:p text:style-name="바탕글"><text:span text:style-name="p567-1-1"> 나. 50만원 이하의 벌금, 구류 또는 과료</text:span></text:p>
      <text:p text:style-name="바탕글"><text:span text:style-name="p568-1-1"> 다. 5만원 이하의 벌금, 구류 또는 과료</text:span></text:p>
      <text:p text:style-name="바탕글"><text:span text:style-name="p569-1-1"> 라. 3월이하의 징역 또는 5만원 이하의 벌금</text:span></text:p>
      <text:p text:style-name="바탕글"/>
      <text:p text:style-name="바탕글"><text:span text:style-name="p571-1-1">94. 철도직원으로서 직무를 태만하거나 직무상의 의무에 위반하여 여객 또는 공중에게 위해를  </text:span><text:span text:style-name="p571-2-1">    미칠 행위를 한때에 대한 벌칙은 ?</text:span></text:p>
      <text:p text:style-name="바탕글"><text:span text:style-name="p572-1-1"> 가. 1년 이하의 징역 또는 50만원 이하의 벌금</text:span></text:p>
      <text:p text:style-name="바탕글"><text:span text:style-name="p573-1-1"> 나. 2년 이하의 징역 또는 300만원 이하의 벌금</text:span></text:p>
      <text:p text:style-name="바탕글"><text:span text:style-name="p574-1-1"> 다. 3년 이하의 징역 또는 500만원 이하의 벌금</text:span></text:p>
      <text:p text:style-name="바탕글"><text:span text:style-name="p575-1-1"> 라. 철도청 자체 인사규정에의한 징계</text:span></text:p>
      <text:p text:style-name="바탕글"/>
      <text:p text:style-name="바탕글"><text:span text:style-name="p577-1-1">95. 철도직원으로서 차단,횡도의 개폐를 태만히 하거나 이유없이 차량 기타 기구를 차단로에  </text:span><text:span text:style-name="p577-2-1">    방치하여 왕래를 방해한 때의 벌칙은 ?</text:span></text:p>
      <text:p text:style-name="바탕글"><text:span text:style-name="p578-1-1"> 가. 1년 이하의 징역 또는 50만원 이하의 벌금</text:span></text:p>
      <text:p text:style-name="바탕글"><text:span text:style-name="p579-1-1"> 나. 2년 이하의 징역 또는 300만원 이하의 벌금</text:span></text:p>
      <text:p text:style-name="바탕글"><text:span text:style-name="p580-1-1"> 다. 3년 이하의 징역 또는 500만원 이하의 벌금</text:span></text:p>
      <text:p text:style-name="바탕글"><text:span text:style-name="p581-1-1"> 라. 철도청 인사규정에 의한 자체 징계</text:span></text:p>
      <text:p text:style-name="바탕글"/>
      <text:p text:style-name="바탕글"><text:span text:style-name="p583-1-1">96. 철도법상 철도영업의 감독은 누가 하는가 ?</text:span></text:p>
      <text:p text:style-name="바탕글"><text:span text:style-name="p584-1-1"> 가. 대통령                 나. 건설교통부장관</text:span></text:p>
      <text:p text:style-name="바탕글"><text:span text:style-name="p585-1-1"> 다. 철도청장               라. 국무총리</text:span></text:p>
      <text:p text:style-name="바탕글"/>
      <text:p text:style-name="바탕글"><text:span text:style-name="p587-1-1">97. 철도영업의 감독에 관하여 필요한 사항은 어떤 규정으로 정하는가 ?</text:span></text:p>
      <text:p text:style-name="바탕글"><text:span text:style-name="p588-1-1"> 가. 철도법                 나. 대통령령(철도운송규정)</text:span></text:p>
      <text:p text:style-name="바탕글"><text:span text:style-name="p589-1-1"> 다. 건설교통부령           라. 조례</text:span></text:p>
      <text:p text:style-name="바탕글"/>
      <text:p text:style-name="바탕글"/>
      <text:p text:style-name="바탕글"><text:span text:style-name="p592-1-1">98. 사설철도와 전용철도의 경영자가 건설교통부장관에게 인가를 얻지 아니하고 사업계획 </text:span></text:p>
      <text:p text:style-name="바탕글"><text:span text:style-name="p593-1-1">   철도의건설. 운전. 보안. 운송 및 운임에 관한 사항을 시행하거나 몇월이상 휴업한때는 </text:span></text:p>
      <text:p text:style-name="바탕글"><text:span text:style-name="p594-1-1">   면허의 효력이 상실되는가 ?</text:span></text:p>
      <text:p text:style-name="바탕글"><text:span text:style-name="p595-1-1"> 가. 1월 이상         나. 3월 이상         다. 6월 이상          라. 1년 이상</text:span></text:p>
      <text:p text:style-name="바탕글"/>
      <text:p text:style-name="바탕글"><text:span text:style-name="p597-1-1">99. 화물의 운송순서로서 가장 알맞는 것은 어느것인가 ?</text:span></text:p>
      <text:p text:style-name="바탕글"><text:span text:style-name="p598-1-1"> 가. 화물운송 계약순서</text:span></text:p>
      <text:p text:style-name="바탕글"><text:span text:style-name="p599-1-1"> 나. 화물운송 신청순서</text:span></text:p>
      <text:p text:style-name="바탕글"><text:span text:style-name="p600-1-1"> 다. 화물의 수취순서</text:span></text:p>
      <text:p text:style-name="바탕글"><text:span text:style-name="p601-1-1"> 라. 운송장 접수순서</text:span></text:p>
      <text:p text:style-name="바탕글"/>
      <text:p text:style-name="바탕글"><text:span text:style-name="p603-1-1">100. 여객운송에 있어서의 부가운임은 다음의 어느것으로 보는것이 타당한가 ?</text:span></text:p>
      <text:p text:style-name="바탕글"><text:span text:style-name="p604-1-1"> 가.벌금          나. 손해배상           다. 위약금            라. 질서벌</text:span></text:p>
      <text:p text:style-name="바탕글"/>
      <text:p text:style-name="바탕글"><text:span text:style-name="p606-1-1">101. 운송을 수탁한 화물에대하여 철도경영자는 화물운송통지서를 누구에게 교부하여야 </text:span></text:p>
      <text:p text:style-name="바탕글"><text:span text:style-name="p607-1-1">    하는가 ?</text:span></text:p>
      <text:p text:style-name="바탕글"><text:span text:style-name="p608-1-1"> 가. 수화인       나. 송화인             다. 화물승무원         라. 발송역장</text:span></text:p>
      <text:p text:style-name="바탕글"/>
      <text:p text:style-name="바탕글"><text:span text:style-name="p610-1-1">102. 화물이 멸실되거나 훼손되었을 경우에 송화인과 수화인에게 통지하는 기간에 대한 </text:span></text:p>
      <text:p text:style-name="바탕글"><text:span text:style-name="p611-1-1">    철도법상의 규정은 다음 어느것인가 ?  </text:span></text:p>
      <text:p text:style-name="바탕글"><text:span text:style-name="p612-1-1"> 가. 당일에 하여야 한다.                 나. 3일이내 하여야 한다.</text:span></text:p>
      <text:p text:style-name="바탕글"><text:span text:style-name="p613-1-1"> 다. 5일이내 하여야 한다.                라. 신속히 하여야 한다.</text:span></text:p>
      <text:p text:style-name="바탕글"/>
      <text:p text:style-name="바탕글"><text:span text:style-name="p615-1-1">103. 현행 철도법이 공포시행된 연월일에 해당 하는것을 골라라 ?</text:span></text:p>
      <text:p text:style-name="바탕글"><text:span text:style-name="p616-1-1"> 가. 1960년 1월 1일에 공포되고 1961년 1월 1일부터 시행되었다.</text:span></text:p>
      <text:p text:style-name="바탕글"><text:span text:style-name="p617-1-1"> 나. 1961년 9월 18일에 공포되고 1962년 1월 1일부터 시행되었다.</text:span></text:p>
      <text:p text:style-name="바탕글"><text:span text:style-name="p618-1-1"> 다. 1960년 9월 18일에 공포되고 1961년 1월 1일부터 시행되었다.</text:span></text:p>
      <text:p text:style-name="바탕글"><text:span text:style-name="p619-1-1"> 라. 1961년 1월 1일에 공포되고 1961년 9월 18일부터 시행되었다.</text:span></text:p>
      <text:p text:style-name="바탕글"/>
      <text:p text:style-name="바탕글"><text:span text:style-name="p621-1-1">※ </text:span><text:span text:style-name="p621-1-2">철도법 제9조의 2. 상기조항은 정독하여 숙지할 것</text:span></text:p>
      <text:p text:style-name="Paragraph-6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명조" svg:font-family="'휴먼명조'" style:font-family-generic="roman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-20pt" fo:margin-left="20pt" fo:margin-right="0pt" fo:margin-top="10pt" fo:margin-bottom="0pt" fo:line-height="150%"/>
      <style:text-properties style:font-name="휴먼옛체" style:font-name-asian="휴먼명조" fo:font-size="12pt" style:font-size-asian="12pt" style:font-size-complex="12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휴먼명조_12_" style:next-style-name="휴먼명조_12_" style:family="paragraph" style:class="text">
      <style:paragraph-properties fo:text-align="justify" fo:text-indent="-20pt" fo:margin-left="42.52pt" fo:margin-right="0pt" fo:margin-top="0pt" fo:margin-bottom="0pt" fo:line-height="150%"/>
      <style:text-properties style:font-name="휴먼명조" style:font-name-asian="휴먼명조" fo:font-size="12pt" style:font-size-asian="12pt" style:font-size-complex="12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.3cm" fo:margin-right="1.3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